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39.28mm"/>
    </style:style>
    <style:style style:name="co6" style:family="table-column">
      <style:table-column-properties fo:break-before="auto" style:column-width="63.99mm"/>
    </style:style>
    <style:style style:name="co7" style:family="table-column">
      <style:table-column-properties fo:break-before="auto" style:column-width="28.38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33.62mm"/>
    </style:style>
    <style:style style:name="co14" style:family="table-column">
      <style:table-column-properties fo:break-before="auto" style:column-width="22.93mm"/>
    </style:style>
    <style:style style:name="co15" style:family="table-column">
      <style:table-column-properties fo:break-before="auto" style:column-width="33.83mm"/>
    </style:style>
    <style:style style:name="co16" style:family="table-column">
      <style:table-column-properties fo:break-before="auto" style:column-width="29.02mm"/>
    </style:style>
    <style:style style:name="co17" style:family="table-column">
      <style:table-column-properties fo:break-before="auto" style:column-width="21.25mm"/>
    </style:style>
    <style:style style:name="co18" style:family="table-column">
      <style:table-column-properties fo:break-before="auto" style:column-width="21.04mm"/>
    </style:style>
    <style:style style:name="co19" style:family="table-column">
      <style:table-column-properties fo:break-before="auto" style:column-width="22.1mm"/>
    </style:style>
    <style:style style:name="co20" style:family="table-column">
      <style:table-column-properties fo:break-before="auto" style:column-width="34.24mm"/>
    </style:style>
    <style:style style:name="co21" style:family="table-column">
      <style:table-column-properties fo:break-before="auto" style:column-width="25.03mm"/>
    </style:style>
    <style:style style:name="co22" style:family="table-column">
      <style:table-column-properties fo:break-before="auto" style:column-width="14.34mm"/>
    </style:style>
    <style:style style:name="co23" style:family="table-column">
      <style:table-column-properties fo:break-before="auto" style:column-width="34.04mm"/>
    </style:style>
    <style:style style:name="co24" style:family="table-column">
      <style:table-column-properties fo:break-before="auto" style:column-width="19.16mm"/>
    </style:style>
    <style:style style:name="co25" style:family="table-column">
      <style:table-column-properties fo:break-before="auto" style:column-width="3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8">
      <style:table-cell-properties fo:background-color="#ffff00"/>
    </style:style>
    <style:style style:name="ce6" style:family="table-cell" style:parent-style-name="Default" style:data-style-name="N11"/>
    <style:style style:name="ce10" style:family="table-cell" style:parent-style-name="Default" style:data-style-name="N108">
      <style:table-cell-properties fo:background-color="#dee6ef"/>
    </style:style>
    <style:style style:name="ce1" style:family="table-cell" style:parent-style-name="Default" style:data-style-name="N108"/>
    <style:style style:name="ce12" style:family="table-cell" style:parent-style-name="Default" style:data-style-name="N108">
      <style:table-cell-properties fo:background-color="#ff8000"/>
    </style:style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imärkosten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ostenart</text:p>
          </table:table-cell>
          <table:table-cell table:style-name="Default" office:value-type="string" calcext:value-type="string">
            <text:p>Personalkosten</text:p>
          </table:table-cell>
          <table:table-cell table:style-name="Default" office:value-type="string" calcext:value-type="string">
            <text:p>Materialkosten</text:p>
          </table:table-cell>
          <table:table-cell table:style-name="Default" office:value-type="string" calcext:value-type="string">
            <text:p>Energiekosten</text:p>
          </table:table-cell>
          <table:table-cell table:style-name="Default" office:value-type="string" calcext:value-type="string">
            <text:p>Kommunikationskosten</text:p>
          </table:table-cell>
          <table:table-cell table:style-name="Default" office:value-type="string" calcext:value-type="string">
            <text:p>Instandhaltung, Reparatur und Wartung</text:p>
          </table:table-cell>
          <table:table-cell table:style-name="Default" office:value-type="string" calcext:value-type="string">
            <text:p>Sonstige Kosten</text:p>
          </table:table-cell>
          <table:table-cell table:style-name="Default" office:value-type="string" calcext:value-type="string">
            <text:p>Betriebsmittelnutzung</text:p>
          </table:table-cell>
          <table:table-cell/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SUM([Personalkosten.L35])" office:value-type="currency" office:currency="EUR" office:value="3131000" calcext:value-type="currency">
            <text:p>3.131.000,00 €</text:p>
          </table:table-cell>
          <table:table-cell table:style-name="ce5" table:formula="of:=[$Materialkosten.L2]" office:value-type="currency" office:currency="EUR" office:value="60000" calcext:value-type="currency">
            <text:p>60.000,00 €</text:p>
          </table:table-cell>
          <table:table-cell table:style-name="ce5" table:formula="of:=[$Energiekosten.L2]" office:value-type="currency" office:currency="EUR" office:value="50000" calcext:value-type="currency">
            <text:p>50.000,00 €</text:p>
          </table:table-cell>
          <table:table-cell table:style-name="ce5" table:formula="of:=[$Kommunikationskosten.L2]" office:value-type="currency" office:currency="EUR" office:value="100000" calcext:value-type="currency">
            <text:p>100.000,00 €</text:p>
          </table:table-cell>
          <table:table-cell table:style-name="ce5" table:formula="of:=[$Wartung.L2]" office:value-type="currency" office:currency="EUR" office:value="30500" calcext:value-type="currency">
            <text:p>30.500,00 €</text:p>
          </table:table-cell>
          <table:table-cell table:style-name="ce5" table:formula="of:=[$SonstigeKosten.B21]" office:value-type="currency" office:currency="EUR" office:value="240500" calcext:value-type="currency">
            <text:p>240.500,00 €</text:p>
          </table:table-cell>
          <table:table-cell table:style-name="ce5" table:formula="of:=[$Betriebsmittelnutzung.B16]" office:value-type="currency" office:currency="EUR" office:value="192480" calcext:value-type="currency">
            <text:p>192.480,00 €</text:p>
          </table:table-cell>
          <table:table-cell/>
          <table:table-cell table:style-name="ce5" table:formula="of:=SUM([.B2:.H2])" office:value-type="currency" office:currency="EUR" office:value="3804480" calcext:value-type="currency">
            <text:p>3.804.48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2]/[.$J2]" office:value-type="percentage" office:value="0.822977121709143" calcext:value-type="percentage">
            <text:p>82,30 %</text:p>
          </table:table-cell>
          <table:table-cell table:style-name="ce6" table:formula="of:=[.C2]/[.$J2]" office:value-type="percentage" office:value="0.0157708806459753" calcext:value-type="percentage">
            <text:p>1,58 %</text:p>
          </table:table-cell>
          <table:table-cell table:style-name="ce6" table:formula="of:=[.D2]/[.$J2]" office:value-type="percentage" office:value="0.0131424005383127" calcext:value-type="percentage">
            <text:p>1,31 %</text:p>
          </table:table-cell>
          <table:table-cell table:style-name="ce6" table:formula="of:=[.E2]/[.$J2]" office:value-type="percentage" office:value="0.0262848010766255" calcext:value-type="percentage">
            <text:p>2,63 %</text:p>
          </table:table-cell>
          <table:table-cell table:style-name="ce6" table:formula="of:=[.F2]/[.$J2]" office:value-type="percentage" office:value="0.00801686432837076" calcext:value-type="percentage">
            <text:p>0,80 %</text:p>
          </table:table-cell>
          <table:table-cell table:style-name="ce6" table:formula="of:=[.G2]/[.$J2]" office:value-type="percentage" office:value="0.0632149465892842" calcext:value-type="percentage">
            <text:p>6,32 %</text:p>
          </table:table-cell>
          <table:table-cell table:style-name="ce6" table:formula="of:=[.H2]/[.$J2]" office:value-type="percentage" office:value="0.0505929851122887" calcext:value-type="percentage">
            <text:p>5,06 %</text:p>
          </table:table-cell>
          <table:table-cell table:style-name="ce6"/>
          <table:table-cell table:style-name="ce6" table:formula="of:=SUM([.B3:.H3])" office:value-type="percentage" office:value="1" calcext:value-type="percentage">
            <text:p>100,00 %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Hausverwaltung</text:p>
          </table:table-cell>
          <table:table-cell table:formula="of:=[$Personalkosten.B$35]" office:value-type="currency" office:currency="EUR" office:value="124000" calcext:value-type="currency">
            <text:p>124.000,00 €</text:p>
          </table:table-cell>
          <table:table-cell table:formula="of:=[$Materialkosten.B$2]" office:value-type="currency" office:currency="EUR" office:value="300" calcext:value-type="currency">
            <text:p>300,00 €</text:p>
          </table:table-cell>
          <table:table-cell table:formula="of:=[$Energiekosten.B$2]" office:value-type="currency" office:currency="EUR" office:value="543.478260869565" calcext:value-type="currency">
            <text:p>543,48 €</text:p>
          </table:table-cell>
          <table:table-cell table:formula="of:=[$Kommunikationskosten.B$2]" office:value-type="currency" office:currency="EUR" office:value="0" calcext:value-type="currency">
            <text:p>0,00 €</text:p>
          </table:table-cell>
          <table:table-cell table:formula="of:=[$Wartung.B$2]" office:value-type="currency" office:currency="EUR" office:value="331.521739130435" calcext:value-type="currency">
            <text:p>331,52 €</text:p>
          </table:table-cell>
          <table:table-cell table:formula="of:=[$SonstigeKosten.B$20]" office:value-type="currency" office:currency="EUR" office:value="108.695652173913" calcext:value-type="currency">
            <text:p>108,70 €</text:p>
          </table:table-cell>
          <table:table-cell table:formula="of:=[$Betriebsmittelnutzung.B$15]" office:value-type="currency" office:currency="EUR" office:value="2092.17391304348" calcext:value-type="currency">
            <text:p>2.092,1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tsleitung</text:p>
          </table:table-cell>
          <table:table-cell table:formula="of:=[$Personalkosten.C$35]" office:value-type="currency" office:currency="EUR" office:value="111000" calcext:value-type="currency">
            <text:p>111.000,00 €</text:p>
          </table:table-cell>
          <table:table-cell table:formula="of:=[$Materialkosten.C$2]" office:value-type="currency" office:currency="EUR" office:value="6600" calcext:value-type="currency">
            <text:p>6.600,00 €</text:p>
          </table:table-cell>
          <table:table-cell table:formula="of:=[$Energiekosten.C$2]" office:value-type="currency" office:currency="EUR" office:value="4891.30434782609" calcext:value-type="currency">
            <text:p>4.891,30 €</text:p>
          </table:table-cell>
          <table:table-cell table:formula="of:=[$Kommunikationskosten.C$2]" office:value-type="currency" office:currency="EUR" office:value="6000" calcext:value-type="currency">
            <text:p>6.000,00 €</text:p>
          </table:table-cell>
          <table:table-cell table:formula="of:=[$Wartung.C$2]" office:value-type="currency" office:currency="EUR" office:value="2983.69565217391" calcext:value-type="currency">
            <text:p>2.983,70 €</text:p>
          </table:table-cell>
          <table:table-cell table:formula="of:=[$SonstigeKosten.C$20]" office:value-type="currency" office:currency="EUR" office:value="6478.26086956522" calcext:value-type="currency">
            <text:p>6.478,26 €</text:p>
          </table:table-cell>
          <table:table-cell table:formula="of:=[$Betriebsmittelnutzung.C$15]" office:value-type="currency" office:currency="EUR" office:value="18829.5652173913" calcext:value-type="currency">
            <text:p>18.829,5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sidialabteilung A</text:p>
          </table:table-cell>
          <table:table-cell table:formula="of:=[$Personalkosten.D$35]" office:value-type="currency" office:currency="EUR" office:value="549000" calcext:value-type="currency">
            <text:p>549.000,00 €</text:p>
          </table:table-cell>
          <table:table-cell table:formula="of:=[$Materialkosten.D$2]" office:value-type="currency" office:currency="EUR" office:value="9300" calcext:value-type="currency">
            <text:p>9.300,00 €</text:p>
          </table:table-cell>
          <table:table-cell table:formula="of:=[$Energiekosten.D$2]" office:value-type="currency" office:currency="EUR" office:value="1630.4347826087" calcext:value-type="currency">
            <text:p>1.630,43 €</text:p>
          </table:table-cell>
          <table:table-cell table:formula="of:=[$Kommunikationskosten.D$2]" office:value-type="currency" office:currency="EUR" office:value="10000" calcext:value-type="currency">
            <text:p>10.000,00 €</text:p>
          </table:table-cell>
          <table:table-cell table:formula="of:=[$Wartung.D$2]" office:value-type="currency" office:currency="EUR" office:value="994.565217391304" calcext:value-type="currency">
            <text:p>994,57 €</text:p>
          </table:table-cell>
          <table:table-cell table:formula="of:=[$SonstigeKosten.D$20]" office:value-type="currency" office:currency="EUR" office:value="3826.08695652174" calcext:value-type="currency">
            <text:p>3.826,09 €</text:p>
          </table:table-cell>
          <table:table-cell table:formula="of:=[$Betriebsmittelnutzung.D$15]" office:value-type="currency" office:currency="EUR" office:value="6276.52173913044" calcext:value-type="currency">
            <text:p>6.276,5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zlei</text:p>
          </table:table-cell>
          <table:table-cell table:formula="of:=[$Personalkosten.E$35]" office:value-type="currency" office:currency="EUR" office:value="254000" calcext:value-type="currency">
            <text:p>254.000,00 €</text:p>
          </table:table-cell>
          <table:table-cell table:formula="of:=[$Materialkosten.E$2]" office:value-type="currency" office:currency="EUR" office:value="17400" calcext:value-type="currency">
            <text:p>17.400,00 €</text:p>
          </table:table-cell>
          <table:table-cell table:formula="of:=[$Energiekosten.E$2]" office:value-type="currency" office:currency="EUR" office:value="10869.5652173913" calcext:value-type="currency">
            <text:p>10.869,57 €</text:p>
          </table:table-cell>
          <table:table-cell table:formula="of:=[$Kommunikationskosten.E$2]" office:value-type="currency" office:currency="EUR" office:value="5000" calcext:value-type="currency">
            <text:p>5.000,00 €</text:p>
          </table:table-cell>
          <table:table-cell table:formula="of:=[$Wartung.E$2]" office:value-type="currency" office:currency="EUR" office:value="6630.4347826087" calcext:value-type="currency">
            <text:p>6.630,43 €</text:p>
          </table:table-cell>
          <table:table-cell table:formula="of:=[$SonstigeKosten.E$20]" office:value-type="currency" office:currency="EUR" office:value="3673.91304347826" calcext:value-type="currency">
            <text:p>3.673,91 €</text:p>
          </table:table-cell>
          <table:table-cell table:formula="of:=[$Betriebsmittelnutzung.E$15]" office:value-type="currency" office:currency="EUR" office:value="41843.4782608696" calcext:value-type="currency">
            <text:p>41.843,4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haltung</text:p>
          </table:table-cell>
          <table:table-cell table:formula="of:=[$Personalkosten.F$35]" office:value-type="currency" office:currency="EUR" office:value="731000" calcext:value-type="currency">
            <text:p>731.000,00 €</text:p>
          </table:table-cell>
          <table:table-cell table:formula="of:=[$Materialkosten.F$2]" office:value-type="currency" office:currency="EUR" office:value="2100" calcext:value-type="currency">
            <text:p>2.100,00 €</text:p>
          </table:table-cell>
          <table:table-cell table:formula="of:=[$Energiekosten.F$2]" office:value-type="currency" office:currency="EUR" office:value="12771.7391304348" calcext:value-type="currency">
            <text:p>12.771,74 €</text:p>
          </table:table-cell>
          <table:table-cell table:formula="of:=[$Kommunikationskosten.F$2]" office:value-type="currency" office:currency="EUR" office:value="19000" calcext:value-type="currency">
            <text:p>19.000,00 €</text:p>
          </table:table-cell>
          <table:table-cell table:formula="of:=[$Wartung.F$2]" office:value-type="currency" office:currency="EUR" office:value="7790.76086956522" calcext:value-type="currency">
            <text:p>7.790,76 €</text:p>
          </table:table-cell>
          <table:table-cell table:formula="of:=[$SonstigeKosten.F$20]" office:value-type="currency" office:currency="EUR" office:value="5054.34782608696" calcext:value-type="currency">
            <text:p>5.054,35 €</text:p>
          </table:table-cell>
          <table:table-cell table:formula="of:=[$Betriebsmittelnutzung.F$15]" office:value-type="currency" office:currency="EUR" office:value="49166.0869565217" calcext:value-type="currency">
            <text:p>49.166,0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sidialabteilung B</text:p>
          </table:table-cell>
          <table:table-cell table:formula="of:=[$Personalkosten.G$35]" office:value-type="currency" office:currency="EUR" office:value="189000" calcext:value-type="currency">
            <text:p>189.000,00 €</text:p>
          </table:table-cell>
          <table:table-cell table:formula="of:=[$Materialkosten.G$2]" office:value-type="currency" office:currency="EUR" office:value="4200" calcext:value-type="currency">
            <text:p>4.200,00 €</text:p>
          </table:table-cell>
          <table:table-cell table:formula="of:=[$Energiekosten.G$2]" office:value-type="currency" office:currency="EUR" office:value="3260.86956521739" calcext:value-type="currency">
            <text:p>3.260,87 €</text:p>
          </table:table-cell>
          <table:table-cell table:formula="of:=[$Kommunikationskosten.G$2]" office:value-type="currency" office:currency="EUR" office:value="11000" calcext:value-type="currency">
            <text:p>11.000,00 €</text:p>
          </table:table-cell>
          <table:table-cell table:formula="of:=[$Wartung.G$2]" office:value-type="currency" office:currency="EUR" office:value="1989.13043478261" calcext:value-type="currency">
            <text:p>1.989,13 €</text:p>
          </table:table-cell>
          <table:table-cell table:formula="of:=[$SonstigeKosten.G$20]" office:value-type="currency" office:currency="EUR" office:value="3152.17391304348" calcext:value-type="currency">
            <text:p>3.152,17 €</text:p>
          </table:table-cell>
          <table:table-cell table:formula="of:=[$Betriebsmittelnutzung.G$15]" office:value-type="currency" office:currency="EUR" office:value="12553.0434782609" calcext:value-type="currency">
            <text:p>12.553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ztlicher Dienst</text:p>
          </table:table-cell>
          <table:table-cell table:formula="of:=[$Personalkosten.H$35]" office:value-type="currency" office:currency="EUR" office:value="110000" calcext:value-type="currency">
            <text:p>110.000,00 €</text:p>
          </table:table-cell>
          <table:table-cell table:formula="of:=[$Materialkosten.H$2]" office:value-type="currency" office:currency="EUR" office:value="2100" calcext:value-type="currency">
            <text:p>2.100,00 €</text:p>
          </table:table-cell>
          <table:table-cell table:formula="of:=[$Energiekosten.H$2]" office:value-type="currency" office:currency="EUR" office:value="1630.4347826087" calcext:value-type="currency">
            <text:p>1.630,43 €</text:p>
          </table:table-cell>
          <table:table-cell table:formula="of:=[$Kommunikationskosten.H$2]" office:value-type="currency" office:currency="EUR" office:value="1000" calcext:value-type="currency">
            <text:p>1.000,00 €</text:p>
          </table:table-cell>
          <table:table-cell table:formula="of:=[$Wartung.H$2]" office:value-type="currency" office:currency="EUR" office:value="994.565217391304" calcext:value-type="currency">
            <text:p>994,57 €</text:p>
          </table:table-cell>
          <table:table-cell table:formula="of:=[$SonstigeKosten.H$20]" office:value-type="currency" office:currency="EUR" office:value="2326.08695652174" calcext:value-type="currency">
            <text:p>2.326,09 €</text:p>
          </table:table-cell>
          <table:table-cell table:formula="of:=[$Betriebsmittelnutzung.H$15]" office:value-type="currency" office:currency="EUR" office:value="6276.52173913044" calcext:value-type="currency">
            <text:p>6.276,5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chäftsabteilung 1</text:p>
          </table:table-cell>
          <table:table-cell table:formula="of:=[$Personalkosten.I$35]" office:value-type="currency" office:currency="EUR" office:value="302000" calcext:value-type="currency">
            <text:p>302.000,00 €</text:p>
          </table:table-cell>
          <table:table-cell table:formula="of:=[$Materialkosten.I$2]" office:value-type="currency" office:currency="EUR" office:value="5400" calcext:value-type="currency">
            <text:p>5.400,00 €</text:p>
          </table:table-cell>
          <table:table-cell table:formula="of:=[$Energiekosten.I$2]" office:value-type="currency" office:currency="EUR" office:value="4347.82608695652" calcext:value-type="currency">
            <text:p>4.347,83 €</text:p>
          </table:table-cell>
          <table:table-cell table:formula="of:=[$Kommunikationskosten.I$2]" office:value-type="currency" office:currency="EUR" office:value="34000" calcext:value-type="currency">
            <text:p>34.000,00 €</text:p>
          </table:table-cell>
          <table:table-cell table:formula="of:=[$Wartung.I$2]" office:value-type="currency" office:currency="EUR" office:value="2652.17391304348" calcext:value-type="currency">
            <text:p>2.652,17 €</text:p>
          </table:table-cell>
          <table:table-cell table:formula="of:=[$SonstigeKosten.I$20]" office:value-type="currency" office:currency="EUR" office:value="74869.5652173913" calcext:value-type="currency">
            <text:p>74.869,57 €</text:p>
          </table:table-cell>
          <table:table-cell table:formula="of:=[$Betriebsmittelnutzung.I$15]" office:value-type="currency" office:currency="EUR" office:value="16737.3913043478" calcext:value-type="currency">
            <text:p>16.737,3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chäftsabteilung 2</text:p>
          </table:table-cell>
          <table:table-cell table:formula="of:=[$Personalkosten.J$35]" office:value-type="currency" office:currency="EUR" office:value="628000" calcext:value-type="currency">
            <text:p>628.000,00 €</text:p>
          </table:table-cell>
          <table:table-cell table:formula="of:=[$Materialkosten.J$2]" office:value-type="currency" office:currency="EUR" office:value="12000" calcext:value-type="currency">
            <text:p>12.000,00 €</text:p>
          </table:table-cell>
          <table:table-cell table:formula="of:=[$Energiekosten.J$2]" office:value-type="currency" office:currency="EUR" office:value="8967.39130434783" calcext:value-type="currency">
            <text:p>8.967,39 €</text:p>
          </table:table-cell>
          <table:table-cell table:formula="of:=[$Kommunikationskosten.J$2]" office:value-type="currency" office:currency="EUR" office:value="13000" calcext:value-type="currency">
            <text:p>13.000,00 €</text:p>
          </table:table-cell>
          <table:table-cell table:formula="of:=[$Wartung.J$2]" office:value-type="currency" office:currency="EUR" office:value="5470.10869565217" calcext:value-type="currency">
            <text:p>5.470,11 €</text:p>
          </table:table-cell>
          <table:table-cell table:formula="of:=[$SonstigeKosten.J$20]" office:value-type="currency" office:currency="EUR" office:value="98793.4782608696" calcext:value-type="currency">
            <text:p>98.793,48 €</text:p>
          </table:table-cell>
          <table:table-cell table:formula="of:=[$Betriebsmittelnutzung.J$15]" office:value-type="currency" office:currency="EUR" office:value="34520.8695652174" calcext:value-type="currency">
            <text:p>34.520,8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 Instanz</text:p>
          </table:table-cell>
          <table:table-cell table:formula="of:=[$Personalkosten.K$35]" office:value-type="currency" office:currency="EUR" office:value="133000" calcext:value-type="currency">
            <text:p>133.000,00 €</text:p>
          </table:table-cell>
          <table:table-cell table:formula="of:=[$Materialkosten.K$2]" office:value-type="currency" office:currency="EUR" office:value="600" calcext:value-type="currency">
            <text:p>600,00 €</text:p>
          </table:table-cell>
          <table:table-cell table:formula="of:=[$Energiekosten.K$2]" office:value-type="currency" office:currency="EUR" office:value="1086.95652173913" calcext:value-type="currency">
            <text:p>1.086,96 €</text:p>
          </table:table-cell>
          <table:table-cell table:formula="of:=[$Kommunikationskosten.K$2]" office:value-type="currency" office:currency="EUR" office:value="1000" calcext:value-type="currency">
            <text:p>1.000,00 €</text:p>
          </table:table-cell>
          <table:table-cell table:formula="of:=[$Wartung.K$2]" office:value-type="currency" office:currency="EUR" office:value="663.04347826087" calcext:value-type="currency">
            <text:p>663,04 €</text:p>
          </table:table-cell>
          <table:table-cell table:formula="of:=[$SonstigeKosten.K$20]" office:value-type="currency" office:currency="EUR" office:value="42217.3913043478" calcext:value-type="currency">
            <text:p>42.217,39 €</text:p>
          </table:table-cell>
          <table:table-cell table:formula="of:=[$Betriebsmittelnutzung.K$15]" office:value-type="currency" office:currency="EUR" office:value="4184.34782608696" calcext:value-type="currency">
            <text:p>4.184,35 €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UMME</text:p>
          </table:table-cell>
          <table:table-cell table:style-name="ce5" table:formula="of:=SUM([.B5:.B14])" office:value-type="currency" office:currency="EUR" office:value="3131000" calcext:value-type="currency">
            <text:p>3.131.000,00 €</text:p>
          </table:table-cell>
          <table:table-cell table:style-name="ce5" table:formula="of:=SUM([.C5:.C14])" office:value-type="currency" office:currency="EUR" office:value="60000" calcext:value-type="currency">
            <text:p>60.000,00 €</text:p>
          </table:table-cell>
          <table:table-cell table:style-name="ce5" table:formula="of:=SUM([.D5:.D14])" office:value-type="currency" office:currency="EUR" office:value="50000" calcext:value-type="currency">
            <text:p>50.000,00 €</text:p>
          </table:table-cell>
          <table:table-cell table:style-name="ce5" table:formula="of:=SUM([.E5:.E14])" office:value-type="currency" office:currency="EUR" office:value="100000" calcext:value-type="currency">
            <text:p>100.000,00 €</text:p>
          </table:table-cell>
          <table:table-cell table:style-name="ce5" table:formula="of:=SUM([.F5:.F14])" office:value-type="currency" office:currency="EUR" office:value="30500" calcext:value-type="currency">
            <text:p>30.500,00 €</text:p>
          </table:table-cell>
          <table:table-cell table:style-name="ce5" table:formula="of:=SUM([.G5:.G14])" office:value-type="currency" office:currency="EUR" office:value="240500" calcext:value-type="currency">
            <text:p>240.500,00 €</text:p>
          </table:table-cell>
          <table:table-cell table:style-name="ce5" table:formula="of:=SUM([.H5:.H14])" office:value-type="currency" office:currency="EUR" office:value="192480" calcext:value-type="currency">
            <text:p>192.480,00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 table:number-columns-repeated="6"/>
          <table:table-cell table:number-columns-repeated="2"/>
        </table:table-row>
      </table:table>
      <table:table table:name="Sekundärkoste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number-columns-repeated="3" table:default-cell-style-name="Default"/>
        <table:table-row table:style-name="ro1">
          <table:table-cell table:formula="of:=[$Primärkosten.A1]" office:value-type="string" office:string-value="Kostenart" calcext:value-type="string">
            <text:p>Kostenart</text:p>
          </table:table-cell>
          <table:table-cell table:style-name="Default" table:formula="of:=[$Primärkosten.B1]" office:value-type="string" office:string-value="Personalkosten" calcext:value-type="string">
            <text:p>Personalkosten</text:p>
          </table:table-cell>
          <table:table-cell table:style-name="Default" table:formula="of:=[$Primärkosten.C1]" office:value-type="string" office:string-value="Materialkosten" calcext:value-type="string">
            <text:p>Materialkosten</text:p>
          </table:table-cell>
          <table:table-cell table:style-name="Default" table:formula="of:=[$Primärkosten.D1]" office:value-type="string" office:string-value="Energiekosten" calcext:value-type="string">
            <text:p>Energiekosten</text:p>
          </table:table-cell>
          <table:table-cell table:style-name="Default" table:formula="of:=[$Primärkosten.E1]" office:value-type="string" office:string-value="Kommunikationskosten" calcext:value-type="string">
            <text:p>Kommunikationskosten</text:p>
          </table:table-cell>
          <table:table-cell table:style-name="Default" table:formula="of:=[$Primärkosten.F1]" office:value-type="string" office:string-value="Instandhaltung, Reparatur und Wartung" calcext:value-type="string">
            <text:p>Instandhaltung, Reparatur und Wartung</text:p>
          </table:table-cell>
          <table:table-cell table:style-name="Default" table:formula="of:=[$Primärkosten.G1]" office:value-type="string" office:string-value="Sonstige Kosten" calcext:value-type="string">
            <text:p>Sonstige Kosten</text:p>
          </table:table-cell>
          <table:table-cell table:style-name="Default" table:formula="of:=[$Primärkosten.H1]" office:value-type="string" office:string-value="Betriebsmittelnutzung" calcext:value-type="string">
            <text:p>Betriebsmittelnutzung</text:p>
          </table:table-cell>
          <table:table-cell table:style-name="Default" office:value-type="string" calcext:value-type="string">
            <text:p>SUMME</text:p>
          </table:table-cell>
          <table:table-cell table:number-columns-repeated="3"/>
        </table:table-row>
        <table:table-row table:style-name="ro1">
          <table:table-cell table:formula="of:=[$Primärkosten.A5]" office:value-type="string" office:string-value="Hausverwaltung" calcext:value-type="string">
            <text:p>Hausverwaltung</text:p>
          </table:table-cell>
          <table:table-cell table:formula="of:=[$Primärkosten.B5]" office:value-type="currency" office:currency="EUR" office:value="124000" calcext:value-type="currency">
            <text:p>124.000,00 €</text:p>
          </table:table-cell>
          <table:table-cell table:formula="of:=[$Primärkosten.C5]" office:value-type="currency" office:currency="EUR" office:value="300" calcext:value-type="currency">
            <text:p>300,00 €</text:p>
          </table:table-cell>
          <table:table-cell table:formula="of:=[$Primärkosten.D5]" office:value-type="currency" office:currency="EUR" office:value="543.478260869565" calcext:value-type="currency">
            <text:p>543,48 €</text:p>
          </table:table-cell>
          <table:table-cell table:formula="of:=[$Primärkosten.E5]" office:value-type="currency" office:currency="EUR" office:value="0" calcext:value-type="currency">
            <text:p>0,00 €</text:p>
          </table:table-cell>
          <table:table-cell table:formula="of:=[$Primärkosten.F5]" office:value-type="currency" office:currency="EUR" office:value="331.521739130435" calcext:value-type="currency">
            <text:p>331,52 €</text:p>
          </table:table-cell>
          <table:table-cell table:formula="of:=[$Primärkosten.G5]" office:value-type="currency" office:currency="EUR" office:value="108.695652173913" calcext:value-type="currency">
            <text:p>108,70 €</text:p>
          </table:table-cell>
          <table:table-cell table:formula="of:=[$Primärkosten.H5]" office:value-type="currency" office:currency="EUR" office:value="2092.17391304348" calcext:value-type="currency">
            <text:p>2.092,17 €</text:p>
          </table:table-cell>
          <table:table-cell table:formula="of:=SUM([.B2:.H2])" office:value-type="currency" office:currency="EUR" office:value="127375.869565217" calcext:value-type="currency">
            <text:p>127.375,87 €</text:p>
          </table:table-cell>
          <table:table-cell table:number-columns-repeated="3"/>
        </table:table-row>
        <table:table-row table:style-name="ro1">
          <table:table-cell table:formula="of:=[$Primärkosten.A6]" office:value-type="string" office:string-value="Amtsleitung" calcext:value-type="string">
            <text:p>Amtsleitung</text:p>
          </table:table-cell>
          <table:table-cell table:formula="of:=[$Primärkosten.B6]" office:value-type="currency" office:currency="EUR" office:value="111000" calcext:value-type="currency">
            <text:p>111.000,00 €</text:p>
          </table:table-cell>
          <table:table-cell table:formula="of:=[$Primärkosten.C6]" office:value-type="currency" office:currency="EUR" office:value="6600" calcext:value-type="currency">
            <text:p>6.600,00 €</text:p>
          </table:table-cell>
          <table:table-cell table:formula="of:=[$Primärkosten.D6]" office:value-type="currency" office:currency="EUR" office:value="4891.30434782609" calcext:value-type="currency">
            <text:p>4.891,30 €</text:p>
          </table:table-cell>
          <table:table-cell table:formula="of:=[$Primärkosten.E6]" office:value-type="currency" office:currency="EUR" office:value="6000" calcext:value-type="currency">
            <text:p>6.000,00 €</text:p>
          </table:table-cell>
          <table:table-cell table:formula="of:=[$Primärkosten.F6]" office:value-type="currency" office:currency="EUR" office:value="2983.69565217391" calcext:value-type="currency">
            <text:p>2.983,70 €</text:p>
          </table:table-cell>
          <table:table-cell table:formula="of:=[$Primärkosten.G6]" office:value-type="currency" office:currency="EUR" office:value="6478.26086956522" calcext:value-type="currency">
            <text:p>6.478,26 €</text:p>
          </table:table-cell>
          <table:table-cell table:formula="of:=[$Primärkosten.H6]" office:value-type="currency" office:currency="EUR" office:value="18829.5652173913" calcext:value-type="currency">
            <text:p>18.829,57 €</text:p>
          </table:table-cell>
          <table:table-cell table:formula="of:=SUM([.B3:.H3])" office:value-type="currency" office:currency="EUR" office:value="156782.826086957" calcext:value-type="currency">
            <text:p>156.782,83 €</text:p>
          </table:table-cell>
          <table:table-cell table:number-columns-repeated="3"/>
        </table:table-row>
        <table:table-row table:style-name="ro1">
          <table:table-cell table:formula="of:=[$Primärkosten.A7]" office:value-type="string" office:string-value="Präsidialabteilung A" calcext:value-type="string">
            <text:p>Präsidialabteilung A</text:p>
          </table:table-cell>
          <table:table-cell table:formula="of:=[$Primärkosten.B7]" office:value-type="currency" office:currency="EUR" office:value="549000" calcext:value-type="currency">
            <text:p>549.000,00 €</text:p>
          </table:table-cell>
          <table:table-cell table:formula="of:=[$Primärkosten.C7]" office:value-type="currency" office:currency="EUR" office:value="9300" calcext:value-type="currency">
            <text:p>9.300,00 €</text:p>
          </table:table-cell>
          <table:table-cell table:formula="of:=[$Primärkosten.D7]" office:value-type="currency" office:currency="EUR" office:value="1630.4347826087" calcext:value-type="currency">
            <text:p>1.630,43 €</text:p>
          </table:table-cell>
          <table:table-cell table:formula="of:=[$Primärkosten.E7]" office:value-type="currency" office:currency="EUR" office:value="10000" calcext:value-type="currency">
            <text:p>10.000,00 €</text:p>
          </table:table-cell>
          <table:table-cell table:formula="of:=[$Primärkosten.F7]" office:value-type="currency" office:currency="EUR" office:value="994.565217391304" calcext:value-type="currency">
            <text:p>994,57 €</text:p>
          </table:table-cell>
          <table:table-cell table:formula="of:=[$Primärkosten.G7]" office:value-type="currency" office:currency="EUR" office:value="3826.08695652174" calcext:value-type="currency">
            <text:p>3.826,09 €</text:p>
          </table:table-cell>
          <table:table-cell table:formula="of:=[$Primärkosten.H7]" office:value-type="currency" office:currency="EUR" office:value="6276.52173913044" calcext:value-type="currency">
            <text:p>6.276,52 €</text:p>
          </table:table-cell>
          <table:table-cell table:formula="of:=SUM([.B4:.H4])" office:value-type="currency" office:currency="EUR" office:value="581027.608695652" calcext:value-type="currency">
            <text:p>581.027,61 €</text:p>
          </table:table-cell>
          <table:table-cell table:number-columns-repeated="3"/>
        </table:table-row>
        <table:table-row table:style-name="ro1">
          <table:table-cell table:formula="of:=[$Primärkosten.A8]" office:value-type="string" office:string-value="Kanzlei" calcext:value-type="string">
            <text:p>Kanzlei</text:p>
          </table:table-cell>
          <table:table-cell table:formula="of:=[$Primärkosten.B8]" office:value-type="currency" office:currency="EUR" office:value="254000" calcext:value-type="currency">
            <text:p>254.000,00 €</text:p>
          </table:table-cell>
          <table:table-cell table:formula="of:=[$Primärkosten.C8]" office:value-type="currency" office:currency="EUR" office:value="17400" calcext:value-type="currency">
            <text:p>17.400,00 €</text:p>
          </table:table-cell>
          <table:table-cell table:formula="of:=[$Primärkosten.D8]" office:value-type="currency" office:currency="EUR" office:value="10869.5652173913" calcext:value-type="currency">
            <text:p>10.869,57 €</text:p>
          </table:table-cell>
          <table:table-cell table:formula="of:=[$Primärkosten.E8]" office:value-type="currency" office:currency="EUR" office:value="5000" calcext:value-type="currency">
            <text:p>5.000,00 €</text:p>
          </table:table-cell>
          <table:table-cell table:formula="of:=[$Primärkosten.F8]" office:value-type="currency" office:currency="EUR" office:value="6630.4347826087" calcext:value-type="currency">
            <text:p>6.630,43 €</text:p>
          </table:table-cell>
          <table:table-cell table:formula="of:=[$Primärkosten.G8]" office:value-type="currency" office:currency="EUR" office:value="3673.91304347826" calcext:value-type="currency">
            <text:p>3.673,91 €</text:p>
          </table:table-cell>
          <table:table-cell table:formula="of:=[$Primärkosten.H8]" office:value-type="currency" office:currency="EUR" office:value="41843.4782608696" calcext:value-type="currency">
            <text:p>41.843,48 €</text:p>
          </table:table-cell>
          <table:table-cell table:formula="of:=SUM([.B5:.H5])" office:value-type="currency" office:currency="EUR" office:value="339417.391304348" calcext:value-type="currency">
            <text:p>339.417,39 €</text:p>
          </table:table-cell>
          <table:table-cell table:number-columns-repeated="3"/>
        </table:table-row>
        <table:table-row table:style-name="ro1">
          <table:table-cell table:formula="of:=[$Primärkosten.A9]" office:value-type="string" office:string-value="Buchhaltung" calcext:value-type="string">
            <text:p>Buchhaltung</text:p>
          </table:table-cell>
          <table:table-cell table:formula="of:=[$Primärkosten.B9]" office:value-type="currency" office:currency="EUR" office:value="731000" calcext:value-type="currency">
            <text:p>731.000,00 €</text:p>
          </table:table-cell>
          <table:table-cell table:formula="of:=[$Primärkosten.C9]" office:value-type="currency" office:currency="EUR" office:value="2100" calcext:value-type="currency">
            <text:p>2.100,00 €</text:p>
          </table:table-cell>
          <table:table-cell table:formula="of:=[$Primärkosten.D9]" office:value-type="currency" office:currency="EUR" office:value="12771.7391304348" calcext:value-type="currency">
            <text:p>12.771,74 €</text:p>
          </table:table-cell>
          <table:table-cell table:formula="of:=[$Primärkosten.E9]" office:value-type="currency" office:currency="EUR" office:value="19000" calcext:value-type="currency">
            <text:p>19.000,00 €</text:p>
          </table:table-cell>
          <table:table-cell table:formula="of:=[$Primärkosten.F9]" office:value-type="currency" office:currency="EUR" office:value="7790.76086956522" calcext:value-type="currency">
            <text:p>7.790,76 €</text:p>
          </table:table-cell>
          <table:table-cell table:formula="of:=[$Primärkosten.G9]" office:value-type="currency" office:currency="EUR" office:value="5054.34782608696" calcext:value-type="currency">
            <text:p>5.054,35 €</text:p>
          </table:table-cell>
          <table:table-cell table:formula="of:=[$Primärkosten.H9]" office:value-type="currency" office:currency="EUR" office:value="49166.0869565217" calcext:value-type="currency">
            <text:p>49.166,09 €</text:p>
          </table:table-cell>
          <table:table-cell table:formula="of:=SUM([.B6:.H6])" office:value-type="currency" office:currency="EUR" office:value="826882.934782609" calcext:value-type="currency">
            <text:p>826.882,93 €</text:p>
          </table:table-cell>
          <table:table-cell table:number-columns-repeated="3"/>
        </table:table-row>
        <table:table-row table:style-name="ro1">
          <table:table-cell table:formula="of:=[$Primärkosten.A10]" office:value-type="string" office:string-value="Präsidialabteilung B" calcext:value-type="string">
            <text:p>Präsidialabteilung B</text:p>
          </table:table-cell>
          <table:table-cell table:formula="of:=[$Primärkosten.B10]" office:value-type="currency" office:currency="EUR" office:value="189000" calcext:value-type="currency">
            <text:p>189.000,00 €</text:p>
          </table:table-cell>
          <table:table-cell table:formula="of:=[$Primärkosten.C10]" office:value-type="currency" office:currency="EUR" office:value="4200" calcext:value-type="currency">
            <text:p>4.200,00 €</text:p>
          </table:table-cell>
          <table:table-cell table:formula="of:=[$Primärkosten.D10]" office:value-type="currency" office:currency="EUR" office:value="3260.86956521739" calcext:value-type="currency">
            <text:p>3.260,87 €</text:p>
          </table:table-cell>
          <table:table-cell table:formula="of:=[$Primärkosten.E10]" office:value-type="currency" office:currency="EUR" office:value="11000" calcext:value-type="currency">
            <text:p>11.000,00 €</text:p>
          </table:table-cell>
          <table:table-cell table:formula="of:=[$Primärkosten.F10]" office:value-type="currency" office:currency="EUR" office:value="1989.13043478261" calcext:value-type="currency">
            <text:p>1.989,13 €</text:p>
          </table:table-cell>
          <table:table-cell table:formula="of:=[$Primärkosten.G10]" office:value-type="currency" office:currency="EUR" office:value="3152.17391304348" calcext:value-type="currency">
            <text:p>3.152,17 €</text:p>
          </table:table-cell>
          <table:table-cell table:formula="of:=[$Primärkosten.H10]" office:value-type="currency" office:currency="EUR" office:value="12553.0434782609" calcext:value-type="currency">
            <text:p>12.553,04 €</text:p>
          </table:table-cell>
          <table:table-cell table:formula="of:=SUM([.B7:.H7])" office:value-type="currency" office:currency="EUR" office:value="225155.217391304" calcext:value-type="currency">
            <text:p>225.155,22 €</text:p>
          </table:table-cell>
          <table:table-cell table:number-columns-repeated="3"/>
        </table:table-row>
        <table:table-row table:style-name="ro1">
          <table:table-cell table:formula="of:=[$Primärkosten.A11]" office:value-type="string" office:string-value="Ärztlicher Dienst" calcext:value-type="string">
            <text:p>Ärztlicher Dienst</text:p>
          </table:table-cell>
          <table:table-cell table:formula="of:=[$Primärkosten.B11]" office:value-type="currency" office:currency="EUR" office:value="110000" calcext:value-type="currency">
            <text:p>110.000,00 €</text:p>
          </table:table-cell>
          <table:table-cell table:formula="of:=[$Primärkosten.C11]" office:value-type="currency" office:currency="EUR" office:value="2100" calcext:value-type="currency">
            <text:p>2.100,00 €</text:p>
          </table:table-cell>
          <table:table-cell table:formula="of:=[$Primärkosten.D11]" office:value-type="currency" office:currency="EUR" office:value="1630.4347826087" calcext:value-type="currency">
            <text:p>1.630,43 €</text:p>
          </table:table-cell>
          <table:table-cell table:formula="of:=[$Primärkosten.E11]" office:value-type="currency" office:currency="EUR" office:value="1000" calcext:value-type="currency">
            <text:p>1.000,00 €</text:p>
          </table:table-cell>
          <table:table-cell table:formula="of:=[$Primärkosten.F11]" office:value-type="currency" office:currency="EUR" office:value="994.565217391304" calcext:value-type="currency">
            <text:p>994,57 €</text:p>
          </table:table-cell>
          <table:table-cell table:formula="of:=[$Primärkosten.G11]" office:value-type="currency" office:currency="EUR" office:value="2326.08695652174" calcext:value-type="currency">
            <text:p>2.326,09 €</text:p>
          </table:table-cell>
          <table:table-cell table:formula="of:=[$Primärkosten.H11]" office:value-type="currency" office:currency="EUR" office:value="6276.52173913044" calcext:value-type="currency">
            <text:p>6.276,52 €</text:p>
          </table:table-cell>
          <table:table-cell table:formula="of:=SUM([.B8:.H8])" office:value-type="currency" office:currency="EUR" office:value="124327.608695652" calcext:value-type="currency">
            <text:p>124.327,61 €</text:p>
          </table:table-cell>
          <table:table-cell table:number-columns-repeated="3"/>
        </table:table-row>
        <table:table-row table:style-name="ro1">
          <table:table-cell table:formula="of:=[$Primärkosten.A12]" office:value-type="string" office:string-value="Geschäftsabteilung 1" calcext:value-type="string">
            <text:p>Geschäftsabteilung 1</text:p>
          </table:table-cell>
          <table:table-cell table:formula="of:=[$Primärkosten.B12]" office:value-type="currency" office:currency="EUR" office:value="302000" calcext:value-type="currency">
            <text:p>302.000,00 €</text:p>
          </table:table-cell>
          <table:table-cell table:formula="of:=[$Primärkosten.C12]" office:value-type="currency" office:currency="EUR" office:value="5400" calcext:value-type="currency">
            <text:p>5.400,00 €</text:p>
          </table:table-cell>
          <table:table-cell table:formula="of:=[$Primärkosten.D12]" office:value-type="currency" office:currency="EUR" office:value="4347.82608695652" calcext:value-type="currency">
            <text:p>4.347,83 €</text:p>
          </table:table-cell>
          <table:table-cell table:formula="of:=[$Primärkosten.E12]" office:value-type="currency" office:currency="EUR" office:value="34000" calcext:value-type="currency">
            <text:p>34.000,00 €</text:p>
          </table:table-cell>
          <table:table-cell table:formula="of:=[$Primärkosten.F12]" office:value-type="currency" office:currency="EUR" office:value="2652.17391304348" calcext:value-type="currency">
            <text:p>2.652,17 €</text:p>
          </table:table-cell>
          <table:table-cell table:formula="of:=[$Primärkosten.G12]" office:value-type="currency" office:currency="EUR" office:value="74869.5652173913" calcext:value-type="currency">
            <text:p>74.869,57 €</text:p>
          </table:table-cell>
          <table:table-cell table:formula="of:=[$Primärkosten.H12]" office:value-type="currency" office:currency="EUR" office:value="16737.3913043478" calcext:value-type="currency">
            <text:p>16.737,39 €</text:p>
          </table:table-cell>
          <table:table-cell table:formula="of:=SUM([.B9:.H9])" office:value-type="currency" office:currency="EUR" office:value="440006.956521739" calcext:value-type="currency">
            <text:p>440.006,96 €</text:p>
          </table:table-cell>
          <table:table-cell table:number-columns-repeated="3"/>
        </table:table-row>
        <table:table-row table:style-name="ro1">
          <table:table-cell table:formula="of:=[$Primärkosten.A13]" office:value-type="string" office:string-value="Geschäftsabteilung 2" calcext:value-type="string">
            <text:p>Geschäftsabteilung 2</text:p>
          </table:table-cell>
          <table:table-cell table:formula="of:=[$Primärkosten.B13]" office:value-type="currency" office:currency="EUR" office:value="628000" calcext:value-type="currency">
            <text:p>628.000,00 €</text:p>
          </table:table-cell>
          <table:table-cell table:formula="of:=[$Primärkosten.C13]" office:value-type="currency" office:currency="EUR" office:value="12000" calcext:value-type="currency">
            <text:p>12.000,00 €</text:p>
          </table:table-cell>
          <table:table-cell table:formula="of:=[$Primärkosten.D13]" office:value-type="currency" office:currency="EUR" office:value="8967.39130434783" calcext:value-type="currency">
            <text:p>8.967,39 €</text:p>
          </table:table-cell>
          <table:table-cell table:formula="of:=[$Primärkosten.E13]" office:value-type="currency" office:currency="EUR" office:value="13000" calcext:value-type="currency">
            <text:p>13.000,00 €</text:p>
          </table:table-cell>
          <table:table-cell table:formula="of:=[$Primärkosten.F13]" office:value-type="currency" office:currency="EUR" office:value="5470.10869565217" calcext:value-type="currency">
            <text:p>5.470,11 €</text:p>
          </table:table-cell>
          <table:table-cell table:formula="of:=[$Primärkosten.G13]" office:value-type="currency" office:currency="EUR" office:value="98793.4782608696" calcext:value-type="currency">
            <text:p>98.793,48 €</text:p>
          </table:table-cell>
          <table:table-cell table:formula="of:=[$Primärkosten.H13]" office:value-type="currency" office:currency="EUR" office:value="34520.8695652174" calcext:value-type="currency">
            <text:p>34.520,87 €</text:p>
          </table:table-cell>
          <table:table-cell table:formula="of:=SUM([.B10:.H10])" office:value-type="currency" office:currency="EUR" office:value="800751.847826087" calcext:value-type="currency">
            <text:p>800.751,85 €</text:p>
          </table:table-cell>
          <table:table-cell table:number-columns-repeated="3"/>
        </table:table-row>
        <table:table-row table:style-name="ro1">
          <table:table-cell table:formula="of:=[$Primärkosten.A14]" office:value-type="string" office:string-value="2. Instanz" calcext:value-type="string">
            <text:p>2. Instanz</text:p>
          </table:table-cell>
          <table:table-cell table:formula="of:=[$Primärkosten.B14]" office:value-type="currency" office:currency="EUR" office:value="133000" calcext:value-type="currency">
            <text:p>133.000,00 €</text:p>
          </table:table-cell>
          <table:table-cell table:formula="of:=[$Primärkosten.C14]" office:value-type="currency" office:currency="EUR" office:value="600" calcext:value-type="currency">
            <text:p>600,00 €</text:p>
          </table:table-cell>
          <table:table-cell table:formula="of:=[$Primärkosten.D14]" office:value-type="currency" office:currency="EUR" office:value="1086.95652173913" calcext:value-type="currency">
            <text:p>1.086,96 €</text:p>
          </table:table-cell>
          <table:table-cell table:formula="of:=[$Primärkosten.E14]" office:value-type="currency" office:currency="EUR" office:value="1000" calcext:value-type="currency">
            <text:p>1.000,00 €</text:p>
          </table:table-cell>
          <table:table-cell table:formula="of:=[$Primärkosten.F14]" office:value-type="currency" office:currency="EUR" office:value="663.04347826087" calcext:value-type="currency">
            <text:p>663,04 €</text:p>
          </table:table-cell>
          <table:table-cell table:formula="of:=[$Primärkosten.G14]" office:value-type="currency" office:currency="EUR" office:value="42217.3913043478" calcext:value-type="currency">
            <text:p>42.217,39 €</text:p>
          </table:table-cell>
          <table:table-cell table:formula="of:=[$Primärkosten.H14]" office:value-type="currency" office:currency="EUR" office:value="4184.34782608696" calcext:value-type="currency">
            <text:p>4.184,35 €</text:p>
          </table:table-cell>
          <table:table-cell table:formula="of:=SUM([.B11:.H11])" office:value-type="currency" office:currency="EUR" office:value="182751.739130435" calcext:value-type="currency">
            <text:p>182.751,74 €</text:p>
          </table:table-cell>
          <table:table-cell table:number-columns-repeated="3"/>
        </table:table-row>
        <table:table-row table:style-name="ro1">
          <table:table-cell table:formula="of:=[$Primärkosten.A15]" office:value-type="string" office:string-value="SUMME" calcext:value-type="string">
            <text:p>SUMME</text:p>
          </table:table-cell>
          <table:table-cell table:style-name="ce12" table:formula="of:=[$Primärkosten.B15]" office:value-type="currency" office:currency="EUR" office:value="3131000" calcext:value-type="currency">
            <text:p>3.131.000,00 €</text:p>
          </table:table-cell>
          <table:table-cell table:style-name="ce12" table:formula="of:=[$Primärkosten.C15]" office:value-type="currency" office:currency="EUR" office:value="60000" calcext:value-type="currency">
            <text:p>60.000,00 €</text:p>
          </table:table-cell>
          <table:table-cell table:style-name="ce12" table:formula="of:=[$Primärkosten.D15]" office:value-type="currency" office:currency="EUR" office:value="50000" calcext:value-type="currency">
            <text:p>50.000,00 €</text:p>
          </table:table-cell>
          <table:table-cell table:style-name="ce12" table:formula="of:=[$Primärkosten.E15]" office:value-type="currency" office:currency="EUR" office:value="100000" calcext:value-type="currency">
            <text:p>100.000,00 €</text:p>
          </table:table-cell>
          <table:table-cell table:style-name="ce12" table:formula="of:=[$Primärkosten.F15]" office:value-type="currency" office:currency="EUR" office:value="30500" calcext:value-type="currency">
            <text:p>30.500,00 €</text:p>
          </table:table-cell>
          <table:table-cell table:style-name="ce12" table:formula="of:=[$Primärkosten.G15]" office:value-type="currency" office:currency="EUR" office:value="240500" calcext:value-type="currency">
            <text:p>240.500,00 €</text:p>
          </table:table-cell>
          <table:table-cell table:style-name="ce12" table:formula="of:=[$Primärkosten.H15]" office:value-type="currency" office:currency="EUR" office:value="192480" calcext:value-type="currency">
            <text:p>192.480,00 €</text:p>
          </table:table-cell>
          <table:table-cell table:style-name="ce12" table:formula="of:=SUM([.B12:.H12])" office:value-type="currency" office:currency="EUR" office:value="3804480" calcext:value-type="currency">
            <text:p>3.804.48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äche [m²]</text:p>
          </table:table-cell>
          <table:table-cell table:style-name="Default" table:formula="of:=[$Energiekosten.B4]" office:value-type="float" office:value="10" calcext:value-type="float">
            <text:p>10</text:p>
          </table:table-cell>
          <table:table-cell table:style-name="Default" table:formula="of:=[$Energiekosten.C4]" office:value-type="float" office:value="90" calcext:value-type="float">
            <text:p>90</text:p>
          </table:table-cell>
          <table:table-cell table:style-name="Default" table:formula="of:=[$Energiekosten.D4]" office:value-type="float" office:value="30" calcext:value-type="float">
            <text:p>30</text:p>
          </table:table-cell>
          <table:table-cell table:style-name="Default" table:formula="of:=[$Energiekosten.E4]" office:value-type="float" office:value="200" calcext:value-type="float">
            <text:p>200</text:p>
          </table:table-cell>
          <table:table-cell table:style-name="Default" table:formula="of:=[$Energiekosten.F4]" office:value-type="float" office:value="235" calcext:value-type="float">
            <text:p>235</text:p>
          </table:table-cell>
          <table:table-cell table:style-name="Default" table:formula="of:=[$Energiekosten.G4]" office:value-type="float" office:value="60" calcext:value-type="float">
            <text:p>60</text:p>
          </table:table-cell>
          <table:table-cell table:style-name="Default" table:formula="of:=[$Energiekosten.H4]" office:value-type="float" office:value="30" calcext:value-type="float">
            <text:p>30</text:p>
          </table:table-cell>
          <table:table-cell table:style-name="Default" table:formula="of:=SUM([.B13:.H13])" office:value-type="float" office:value="655" calcext:value-type="float">
            <text:p>65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ausverwaltung</text:p>
          </table:table-cell>
          <table:table-cell table:style-name="Default" office:value-type="string" calcext:value-type="string">
            <text:p>Amtsleitung</text:p>
          </table:table-cell>
          <table:table-cell table:style-name="Default" office:value-type="string" calcext:value-type="string">
            <text:p>Präsidialabteilung A</text:p>
          </table:table-cell>
          <table:table-cell table:style-name="Default" office:value-type="string" calcext:value-type="string">
            <text:p>Kanzlei</text:p>
          </table:table-cell>
          <table:table-cell table:style-name="Default" office:value-type="string" calcext:value-type="string">
            <text:p>Buchhaltung</text:p>
          </table:table-cell>
          <table:table-cell table:style-name="Default" office:value-type="string" calcext:value-type="string">
            <text:p>Präsidialabteilung B</text:p>
          </table:table-cell>
          <table:table-cell table:style-name="Default" office:value-type="string" calcext:value-type="string">
            <text:p>Ärztlicher Dienst</text:p>
          </table:table-cell>
          <table:table-cell table:style-name="Default"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2. Insanz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Personalkosten</text:p>
          </table:table-cell>
          <table:table-cell table:formula="of:=[$Primärkosten.B$5]" office:value-type="currency" office:currency="EUR" office:value="124000" calcext:value-type="currency">
            <text:p>124.000,00 €</text:p>
          </table:table-cell>
          <table:table-cell table:formula="of:=[$Primärkosten.$B6]" office:value-type="currency" office:currency="EUR" office:value="111000" calcext:value-type="currency">
            <text:p>111.000,00 €</text:p>
          </table:table-cell>
          <table:table-cell table:formula="of:=[$Primärkosten.$B7]" office:value-type="currency" office:currency="EUR" office:value="549000" calcext:value-type="currency">
            <text:p>549.000,00 €</text:p>
          </table:table-cell>
          <table:table-cell table:formula="of:=[$Primärkosten.$B8]" office:value-type="currency" office:currency="EUR" office:value="254000" calcext:value-type="currency">
            <text:p>254.000,00 €</text:p>
          </table:table-cell>
          <table:table-cell table:formula="of:=[$Primärkosten.$B9]" office:value-type="currency" office:currency="EUR" office:value="731000" calcext:value-type="currency">
            <text:p>731.000,00 €</text:p>
          </table:table-cell>
          <table:table-cell table:formula="of:=[$Primärkosten.$B10]" office:value-type="currency" office:currency="EUR" office:value="189000" calcext:value-type="currency">
            <text:p>189.000,00 €</text:p>
          </table:table-cell>
          <table:table-cell table:formula="of:=[$Primärkosten.$B11]" office:value-type="currency" office:currency="EUR" office:value="110000" calcext:value-type="currency">
            <text:p>110.000,00 €</text:p>
          </table:table-cell>
          <table:table-cell table:formula="of:=[$Primärkosten.$B12]" office:value-type="currency" office:currency="EUR" office:value="302000" calcext:value-type="currency">
            <text:p>302.000,00 €</text:p>
          </table:table-cell>
          <table:table-cell table:style-name="ce5" table:formula="of:=[$Primärkosten.$B13]" office:value-type="currency" office:currency="EUR" office:value="628000" calcext:value-type="currency">
            <text:p>628.000,00 €</text:p>
          </table:table-cell>
          <table:table-cell table:style-name="ce5" table:formula="of:=[$Primärkosten.$B14]" office:value-type="currency" office:currency="EUR" office:value="133000" calcext:value-type="currency">
            <text:p>133.000,00 €</text:p>
          </table:table-cell>
          <table:table-cell table:style-name="ce5" table:formula="of:=[$Primärkosten.$B15]" office:value-type="currency" office:currency="EUR" office:value="3131000" calcext:value-type="currency">
            <text:p>3.131.000,00 €</text:p>
          </table:table-cell>
        </table:table-row>
        <table:table-row table:style-name="ro1">
          <table:table-cell office:value-type="string" calcext:value-type="string">
            <text:p>Materialkosten</text:p>
          </table:table-cell>
          <table:table-cell table:formula="of:=[$Primärkosten.$C$5]" office:value-type="currency" office:currency="EUR" office:value="300" calcext:value-type="currency">
            <text:p>300,00 €</text:p>
          </table:table-cell>
          <table:table-cell table:formula="of:=[$Primärkosten.$C$6]" office:value-type="currency" office:currency="EUR" office:value="6600" calcext:value-type="currency">
            <text:p>6.600,00 €</text:p>
          </table:table-cell>
          <table:table-cell table:formula="of:=[$Primärkosten.$C$7]" office:value-type="currency" office:currency="EUR" office:value="9300" calcext:value-type="currency">
            <text:p>9.300,00 €</text:p>
          </table:table-cell>
          <table:table-cell table:formula="of:=[$Primärkosten.$C$8]" office:value-type="currency" office:currency="EUR" office:value="17400" calcext:value-type="currency">
            <text:p>17.400,00 €</text:p>
          </table:table-cell>
          <table:table-cell table:formula="of:=[$Primärkosten.$C$9]" office:value-type="currency" office:currency="EUR" office:value="2100" calcext:value-type="currency">
            <text:p>2.100,00 €</text:p>
          </table:table-cell>
          <table:table-cell table:formula="of:=[$Primärkosten.$C$10]" office:value-type="currency" office:currency="EUR" office:value="4200" calcext:value-type="currency">
            <text:p>4.200,00 €</text:p>
          </table:table-cell>
          <table:table-cell table:formula="of:=[$Primärkosten.$C$11]" office:value-type="currency" office:currency="EUR" office:value="2100" calcext:value-type="currency">
            <text:p>2.100,00 €</text:p>
          </table:table-cell>
          <table:table-cell table:formula="of:=[$Primärkosten.$C$12]" office:value-type="currency" office:currency="EUR" office:value="5400" calcext:value-type="currency">
            <text:p>5.400,00 €</text:p>
          </table:table-cell>
          <table:table-cell table:style-name="ce5" table:formula="of:=[$Primärkosten.$C$13]" office:value-type="currency" office:currency="EUR" office:value="12000" calcext:value-type="currency">
            <text:p>12.000,00 €</text:p>
          </table:table-cell>
          <table:table-cell table:style-name="ce5" table:formula="of:=[$Primärkosten.$C$14]" office:value-type="currency" office:currency="EUR" office:value="600" calcext:value-type="currency">
            <text:p>600,00 €</text:p>
          </table:table-cell>
          <table:table-cell table:style-name="ce5" table:formula="of:=[$Primärkosten.$C$15]" office:value-type="currency" office:currency="EUR" office:value="60000" calcext:value-type="currency">
            <text:p>60.000,00 €</text:p>
          </table:table-cell>
        </table:table-row>
        <table:table-row table:style-name="ro1">
          <table:table-cell office:value-type="string" calcext:value-type="string">
            <text:p>Energiekosten</text:p>
          </table:table-cell>
          <table:table-cell table:formula="of:=[$Primärkosten.$D$5]" office:value-type="currency" office:currency="EUR" office:value="543.478260869565" calcext:value-type="currency">
            <text:p>543,48 €</text:p>
          </table:table-cell>
          <table:table-cell table:formula="of:=[$Primärkosten.$D$6]" office:value-type="currency" office:currency="EUR" office:value="4891.30434782609" calcext:value-type="currency">
            <text:p>4.891,30 €</text:p>
          </table:table-cell>
          <table:table-cell table:formula="of:=[$Primärkosten.$D$7]" office:value-type="currency" office:currency="EUR" office:value="1630.4347826087" calcext:value-type="currency">
            <text:p>1.630,43 €</text:p>
          </table:table-cell>
          <table:table-cell table:formula="of:=[$Primärkosten.$D$8]" office:value-type="currency" office:currency="EUR" office:value="10869.5652173913" calcext:value-type="currency">
            <text:p>10.869,57 €</text:p>
          </table:table-cell>
          <table:table-cell table:formula="of:=[$Primärkosten.$D$9]" office:value-type="currency" office:currency="EUR" office:value="12771.7391304348" calcext:value-type="currency">
            <text:p>12.771,74 €</text:p>
          </table:table-cell>
          <table:table-cell table:formula="of:=[$Primärkosten.$D$10]" office:value-type="currency" office:currency="EUR" office:value="3260.86956521739" calcext:value-type="currency">
            <text:p>3.260,87 €</text:p>
          </table:table-cell>
          <table:table-cell table:formula="of:=[$Primärkosten.$D$11]" office:value-type="currency" office:currency="EUR" office:value="1630.4347826087" calcext:value-type="currency">
            <text:p>1.630,43 €</text:p>
          </table:table-cell>
          <table:table-cell table:formula="of:=[$Primärkosten.$D$12]" office:value-type="currency" office:currency="EUR" office:value="4347.82608695652" calcext:value-type="currency">
            <text:p>4.347,83 €</text:p>
          </table:table-cell>
          <table:table-cell table:style-name="ce5" table:formula="of:=[$Primärkosten.$D$13]" office:value-type="currency" office:currency="EUR" office:value="8967.39130434783" calcext:value-type="currency">
            <text:p>8.967,39 €</text:p>
          </table:table-cell>
          <table:table-cell table:style-name="ce5" table:formula="of:=[$Primärkosten.$D$14]" office:value-type="currency" office:currency="EUR" office:value="1086.95652173913" calcext:value-type="currency">
            <text:p>1.086,96 €</text:p>
          </table:table-cell>
          <table:table-cell table:style-name="ce5" table:formula="of:=[$Primärkosten.$D$15]" office:value-type="currency" office:currency="EUR" office:value="50000" calcext:value-type="currency">
            <text:p>50.000,00 €</text:p>
          </table:table-cell>
        </table:table-row>
        <table:table-row table:style-name="ro1">
          <table:table-cell office:value-type="string" calcext:value-type="string">
            <text:p>Kommunikationskosten</text:p>
          </table:table-cell>
          <table:table-cell table:formula="of:=[$Primärkosten.$E$5]" office:value-type="currency" office:currency="EUR" office:value="0" calcext:value-type="currency">
            <text:p>0,00 €</text:p>
          </table:table-cell>
          <table:table-cell table:formula="of:=[$Primärkosten.$E$6]" office:value-type="currency" office:currency="EUR" office:value="6000" calcext:value-type="currency">
            <text:p>6.000,00 €</text:p>
          </table:table-cell>
          <table:table-cell table:formula="of:=[$Primärkosten.$E$7]" office:value-type="currency" office:currency="EUR" office:value="10000" calcext:value-type="currency">
            <text:p>10.000,00 €</text:p>
          </table:table-cell>
          <table:table-cell table:formula="of:=[$Primärkosten.$E$8]" office:value-type="currency" office:currency="EUR" office:value="5000" calcext:value-type="currency">
            <text:p>5.000,00 €</text:p>
          </table:table-cell>
          <table:table-cell table:formula="of:=[$Primärkosten.$E$9]" office:value-type="currency" office:currency="EUR" office:value="19000" calcext:value-type="currency">
            <text:p>19.000,00 €</text:p>
          </table:table-cell>
          <table:table-cell table:formula="of:=[$Primärkosten.$E$10]" office:value-type="currency" office:currency="EUR" office:value="11000" calcext:value-type="currency">
            <text:p>11.000,00 €</text:p>
          </table:table-cell>
          <table:table-cell table:formula="of:=[$Primärkosten.$E$11]" office:value-type="currency" office:currency="EUR" office:value="1000" calcext:value-type="currency">
            <text:p>1.000,00 €</text:p>
          </table:table-cell>
          <table:table-cell table:formula="of:=[$Primärkosten.$E$12]" office:value-type="currency" office:currency="EUR" office:value="34000" calcext:value-type="currency">
            <text:p>34.000,00 €</text:p>
          </table:table-cell>
          <table:table-cell table:style-name="ce5" table:formula="of:=[$Primärkosten.$E$13]" office:value-type="currency" office:currency="EUR" office:value="13000" calcext:value-type="currency">
            <text:p>13.000,00 €</text:p>
          </table:table-cell>
          <table:table-cell table:style-name="ce5" table:formula="of:=[$Primärkosten.$E$14]" office:value-type="currency" office:currency="EUR" office:value="1000" calcext:value-type="currency">
            <text:p>1.000,00 €</text:p>
          </table:table-cell>
          <table:table-cell table:style-name="ce5" table:formula="of:=[$Primärkosten.$E$15]" office:value-type="currency" office:currency="EUR" office:value="100000" calcext:value-type="currency">
            <text:p>100.000,00 €</text:p>
          </table:table-cell>
        </table:table-row>
        <table:table-row table:style-name="ro1">
          <table:table-cell office:value-type="string" calcext:value-type="string">
            <text:p>Instandhaltung, Reparatur und Wartung</text:p>
          </table:table-cell>
          <table:table-cell table:formula="of:=[$Primärkosten.$F$5]" office:value-type="currency" office:currency="EUR" office:value="331.521739130435" calcext:value-type="currency">
            <text:p>331,52 €</text:p>
          </table:table-cell>
          <table:table-cell table:formula="of:=[$Primärkosten.$F$6]" office:value-type="currency" office:currency="EUR" office:value="2983.69565217391" calcext:value-type="currency">
            <text:p>2.983,70 €</text:p>
          </table:table-cell>
          <table:table-cell table:formula="of:=[$Primärkosten.$F$7]" office:value-type="currency" office:currency="EUR" office:value="994.565217391304" calcext:value-type="currency">
            <text:p>994,57 €</text:p>
          </table:table-cell>
          <table:table-cell table:formula="of:=[$Primärkosten.$F$8]" office:value-type="currency" office:currency="EUR" office:value="6630.4347826087" calcext:value-type="currency">
            <text:p>6.630,43 €</text:p>
          </table:table-cell>
          <table:table-cell table:formula="of:=[$Primärkosten.$F$9]" office:value-type="currency" office:currency="EUR" office:value="7790.76086956522" calcext:value-type="currency">
            <text:p>7.790,76 €</text:p>
          </table:table-cell>
          <table:table-cell table:formula="of:=[$Primärkosten.$F$10]" office:value-type="currency" office:currency="EUR" office:value="1989.13043478261" calcext:value-type="currency">
            <text:p>1.989,13 €</text:p>
          </table:table-cell>
          <table:table-cell table:formula="of:=[$Primärkosten.$F$11]" office:value-type="currency" office:currency="EUR" office:value="994.565217391304" calcext:value-type="currency">
            <text:p>994,57 €</text:p>
          </table:table-cell>
          <table:table-cell table:formula="of:=[$Primärkosten.$F$12]" office:value-type="currency" office:currency="EUR" office:value="2652.17391304348" calcext:value-type="currency">
            <text:p>2.652,17 €</text:p>
          </table:table-cell>
          <table:table-cell table:style-name="ce5" table:formula="of:=[$Primärkosten.$F$13]" office:value-type="currency" office:currency="EUR" office:value="5470.10869565217" calcext:value-type="currency">
            <text:p>5.470,11 €</text:p>
          </table:table-cell>
          <table:table-cell table:style-name="ce5" table:formula="of:=[$Primärkosten.$F$14]" office:value-type="currency" office:currency="EUR" office:value="663.04347826087" calcext:value-type="currency">
            <text:p>663,04 €</text:p>
          </table:table-cell>
          <table:table-cell table:style-name="ce5" table:formula="of:=[$Primärkosten.$F$15]" office:value-type="currency" office:currency="EUR" office:value="30500" calcext:value-type="currency">
            <text:p>30.500,00 €</text:p>
          </table:table-cell>
        </table:table-row>
        <table:table-row table:style-name="ro1">
          <table:table-cell office:value-type="string" calcext:value-type="string">
            <text:p>Sonstige Kosten</text:p>
          </table:table-cell>
          <table:table-cell table:formula="of:=[$Primärkosten.$G$5]" office:value-type="currency" office:currency="EUR" office:value="108.695652173913" calcext:value-type="currency">
            <text:p>108,70 €</text:p>
          </table:table-cell>
          <table:table-cell table:formula="of:=[$Primärkosten.$G$6]" office:value-type="currency" office:currency="EUR" office:value="6478.26086956522" calcext:value-type="currency">
            <text:p>6.478,26 €</text:p>
          </table:table-cell>
          <table:table-cell table:formula="of:=[$Primärkosten.$G$7]" office:value-type="currency" office:currency="EUR" office:value="3826.08695652174" calcext:value-type="currency">
            <text:p>3.826,09 €</text:p>
          </table:table-cell>
          <table:table-cell table:formula="of:=[$Primärkosten.$G$8]" office:value-type="currency" office:currency="EUR" office:value="3673.91304347826" calcext:value-type="currency">
            <text:p>3.673,91 €</text:p>
          </table:table-cell>
          <table:table-cell table:formula="of:=[$Primärkosten.$G$9]" office:value-type="currency" office:currency="EUR" office:value="5054.34782608696" calcext:value-type="currency">
            <text:p>5.054,35 €</text:p>
          </table:table-cell>
          <table:table-cell table:formula="of:=[$Primärkosten.$G$10]" office:value-type="currency" office:currency="EUR" office:value="3152.17391304348" calcext:value-type="currency">
            <text:p>3.152,17 €</text:p>
          </table:table-cell>
          <table:table-cell table:formula="of:=[$Primärkosten.$G$11]" office:value-type="currency" office:currency="EUR" office:value="2326.08695652174" calcext:value-type="currency">
            <text:p>2.326,09 €</text:p>
          </table:table-cell>
          <table:table-cell table:formula="of:=[$Primärkosten.$G$12]" office:value-type="currency" office:currency="EUR" office:value="74869.5652173913" calcext:value-type="currency">
            <text:p>74.869,57 €</text:p>
          </table:table-cell>
          <table:table-cell table:style-name="ce5" table:formula="of:=[$Primärkosten.$G$13]" office:value-type="currency" office:currency="EUR" office:value="98793.4782608696" calcext:value-type="currency">
            <text:p>98.793,48 €</text:p>
          </table:table-cell>
          <table:table-cell table:style-name="ce5" table:formula="of:=[$Primärkosten.$G$14]" office:value-type="currency" office:currency="EUR" office:value="42217.3913043478" calcext:value-type="currency">
            <text:p>42.217,39 €</text:p>
          </table:table-cell>
          <table:table-cell table:style-name="ce5" table:formula="of:=[$Primärkosten.$G$15]" office:value-type="currency" office:currency="EUR" office:value="240500" calcext:value-type="currency">
            <text:p>240.500,00 €</text:p>
          </table:table-cell>
        </table:table-row>
        <table:table-row table:style-name="ro1">
          <table:table-cell office:value-type="string" calcext:value-type="string">
            <text:p>Betriebsmittelnutzung</text:p>
          </table:table-cell>
          <table:table-cell table:formula="of:=[$Primärkosten.$H$5]" office:value-type="currency" office:currency="EUR" office:value="2092.17391304348" calcext:value-type="currency">
            <text:p>2.092,17 €</text:p>
          </table:table-cell>
          <table:table-cell table:formula="of:=[$Primärkosten.$H$6]" office:value-type="currency" office:currency="EUR" office:value="18829.5652173913" calcext:value-type="currency">
            <text:p>18.829,57 €</text:p>
          </table:table-cell>
          <table:table-cell table:formula="of:=[$Primärkosten.$H$7]" office:value-type="currency" office:currency="EUR" office:value="6276.52173913044" calcext:value-type="currency">
            <text:p>6.276,52 €</text:p>
          </table:table-cell>
          <table:table-cell table:formula="of:=[$Primärkosten.$H$8]" office:value-type="currency" office:currency="EUR" office:value="41843.4782608696" calcext:value-type="currency">
            <text:p>41.843,48 €</text:p>
          </table:table-cell>
          <table:table-cell table:formula="of:=[$Primärkosten.$H$9]" office:value-type="currency" office:currency="EUR" office:value="49166.0869565217" calcext:value-type="currency">
            <text:p>49.166,09 €</text:p>
          </table:table-cell>
          <table:table-cell table:formula="of:=[$Primärkosten.$H$10]" office:value-type="currency" office:currency="EUR" office:value="12553.0434782609" calcext:value-type="currency">
            <text:p>12.553,04 €</text:p>
          </table:table-cell>
          <table:table-cell table:formula="of:=[$Primärkosten.$H$11]" office:value-type="currency" office:currency="EUR" office:value="6276.52173913044" calcext:value-type="currency">
            <text:p>6.276,52 €</text:p>
          </table:table-cell>
          <table:table-cell table:formula="of:=[$Primärkosten.$H$12]" office:value-type="currency" office:currency="EUR" office:value="16737.3913043478" calcext:value-type="currency">
            <text:p>16.737,39 €</text:p>
          </table:table-cell>
          <table:table-cell table:style-name="ce5" table:formula="of:=[$Primärkosten.$H$13]" office:value-type="currency" office:currency="EUR" office:value="34520.8695652174" calcext:value-type="currency">
            <text:p>34.520,87 €</text:p>
          </table:table-cell>
          <table:table-cell table:style-name="ce5" table:formula="of:=[$Primärkosten.$H$14]" office:value-type="currency" office:currency="EUR" office:value="4184.34782608696" calcext:value-type="currency">
            <text:p>4.184,35 €</text:p>
          </table:table-cell>
          <table:table-cell table:style-name="ce5" table:formula="of:=[$Primärkosten.$H$15]" office:value-type="currency" office:currency="EUR" office:value="192480" calcext:value-type="currency">
            <text:p>192.480,00 €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12" table:formula="of:=SUM([.B17:.B23])" office:value-type="currency" office:currency="EUR" office:value="127375.869565217" calcext:value-type="currency">
            <text:p>127.375,87 €</text:p>
          </table:table-cell>
          <table:table-cell table:style-name="ce12" table:formula="of:=SUM([.C17:.C23])" office:value-type="currency" office:currency="EUR" office:value="156782.826086957" calcext:value-type="currency">
            <text:p>156.782,83 €</text:p>
          </table:table-cell>
          <table:table-cell table:style-name="ce12" table:formula="of:=SUM([.D17:.D23])" office:value-type="currency" office:currency="EUR" office:value="581027.608695652" calcext:value-type="currency">
            <text:p>581.027,61 €</text:p>
          </table:table-cell>
          <table:table-cell table:style-name="ce12" table:formula="of:=SUM([.E17:.E23])" office:value-type="currency" office:currency="EUR" office:value="339417.391304348" calcext:value-type="currency">
            <text:p>339.417,39 €</text:p>
          </table:table-cell>
          <table:table-cell table:style-name="ce12" table:formula="of:=SUM([.F17:.F23])" office:value-type="currency" office:currency="EUR" office:value="826882.934782609" calcext:value-type="currency">
            <text:p>826.882,93 €</text:p>
          </table:table-cell>
          <table:table-cell table:style-name="ce12" table:formula="of:=SUM([.G17:.G23])" office:value-type="currency" office:currency="EUR" office:value="225155.217391304" calcext:value-type="currency">
            <text:p>225.155,22 €</text:p>
          </table:table-cell>
          <table:table-cell table:style-name="ce12" table:formula="of:=SUM([.H17:.H23])" office:value-type="currency" office:currency="EUR" office:value="124327.608695652" calcext:value-type="currency">
            <text:p>124.327,61 €</text:p>
          </table:table-cell>
          <table:table-cell table:style-name="ce12" table:formula="of:=SUM([.I17:.I23])" office:value-type="currency" office:currency="EUR" office:value="440006.956521739" calcext:value-type="currency">
            <text:p>440.006,96 €</text:p>
          </table:table-cell>
          <table:table-cell table:style-name="ce12" table:formula="of:=SUM([.J17:.J23])" office:value-type="currency" office:currency="EUR" office:value="800751.847826087" calcext:value-type="currency">
            <text:p>800.751,85 €</text:p>
          </table:table-cell>
          <table:table-cell table:style-name="ce12" table:formula="of:=SUM([.K17:.K23])" office:value-type="currency" office:currency="EUR" office:value="182751.739130435" calcext:value-type="currency">
            <text:p>182.751,74 €</text:p>
          </table:table-cell>
          <table:table-cell table:style-name="ce12" table:formula="of:=SUM([.L17:.L23])" office:value-type="currency" office:currency="EUR" office:value="3804480" calcext:value-type="currency">
            <text:p>3.804.480,00 €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1" table:formula="of:=[.B24]/2" office:value-type="currency" office:currency="EUR" office:value="63687.9347826087" calcext:value-type="currency">
            <text:p>63.687,93 €</text:p>
          </table:table-cell>
          <table:table-cell table:style-name="Default" office:value-type="string" calcext:value-type="string">
            <text:p>Fläche mal Kosten von Hausverwaltung</text:p>
          </table:table-cell>
          <table:table-cell table:style-name="Default" table:number-columns-repeated="6"/>
          <table:table-cell table:number-columns-repeated="3"/>
        </table:table-row>
      </table:table>
      <table:table table:name="Personalkosten" table:style-name="ta1"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2. Instanz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1">
          <table:table-cell office:value-type="string" calcext:value-type="string">
            <text:p>VG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SUM([.B2:.K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SUM([.B3:.K3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string" calcext:value-type="string">
            <text:p>VG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4:.K4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5:.K5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Ega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6:.K6])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Egb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table:formula="of:=SUM([.B7:.K7])" office:value-type="float" office:value="5.5" calcext:value-type="float">
            <text:p>5,5</text:p>
          </table:table-cell>
          <table:table-cell table:style-name="ce1"/>
        </table:table-row>
        <table:table-row table:style-name="ro1">
          <table:table-cell office:value-type="string" calcext:value-type="string">
            <text:p>Eg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SUM([.B8:.K8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Eg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table:formula="of:=SUM([.B9:.K9])" office:value-type="float" office:value="7.5" calcext:value-type="float">
            <text:p>7,5</text:p>
          </table:table-cell>
          <table:table-cell table:style-name="ce1"/>
        </table:table-row>
        <table:table-row table:style-name="ro1">
          <table:table-cell office:value-type="string" calcext:value-type="string">
            <text:p>EGp5</text:p>
          </table:table-cell>
          <table:table-cell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3" table:formula="of:=SUM([.B10:.K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style-name="ce3" table:formula="of:=SUM([.B2:.B10])" office:value-type="float" office:value="5" calcext:value-type="float">
            <text:p>5</text:p>
          </table:table-cell>
          <table:table-cell table:style-name="ce3" table:formula="of:=SUM([.C2:.C10])" office:value-type="float" office:value="2" calcext:value-type="float">
            <text:p>2</text:p>
          </table:table-cell>
          <table:table-cell table:style-name="ce3" table:formula="of:=SUM([.D2:.D10])" office:value-type="float" office:value="11" calcext:value-type="float">
            <text:p>11</text:p>
          </table:table-cell>
          <table:table-cell table:style-name="ce3" table:formula="of:=SUM([.E2:.E10])" office:value-type="float" office:value="8.5" calcext:value-type="float">
            <text:p>8,5</text:p>
          </table:table-cell>
          <table:table-cell table:style-name="ce3" table:formula="of:=SUM([.F2:.F10])" office:value-type="float" office:value="17" calcext:value-type="float">
            <text:p>17</text:p>
          </table:table-cell>
          <table:table-cell table:style-name="ce3" table:formula="of:=SUM([.G2:.G10])" office:value-type="float" office:value="3" calcext:value-type="float">
            <text:p>3</text:p>
          </table:table-cell>
          <table:table-cell table:style-name="ce3" table:formula="of:=SUM([.H2:.H10])" office:value-type="float" office:value="2" calcext:value-type="float">
            <text:p>2</text:p>
          </table:table-cell>
          <table:table-cell table:style-name="ce3" table:formula="of:=SUM([.I2:.I10])" office:value-type="float" office:value="5.5" calcext:value-type="float">
            <text:p>5,5</text:p>
          </table:table-cell>
          <table:table-cell table:style-name="ce3" table:formula="of:=SUM([.J2:.J10])" office:value-type="float" office:value="13" calcext:value-type="float">
            <text:p>13</text:p>
          </table:table-cell>
          <table:table-cell table:style-name="ce3" table:formula="of:=SUM([.K2:.K10])" office:value-type="float" office:value="3" calcext:value-type="float">
            <text:p>3</text:p>
          </table:table-cell>
          <table:table-cell table:style-name="ce3" table:formula="of:=SUM([.B11:.K11])" office:value-type="float" office:value="70" calcext:value-type="float">
            <text:p>70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Jahresgeh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A</text:p>
          </table:table-cell>
          <table:table-cell table:style-name="ce4" office:value-type="float" office:value="83000" calcext:value-type="float">
            <text:p>8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B</text:p>
          </table:table-cell>
          <table:table-cell table:style-name="ce4" office:value-type="float" office:value="53000" calcext:value-type="float">
            <text:p>5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C</text:p>
          </table:table-cell>
          <table:table-cell table:style-name="ce4" office:value-type="float" office:value="38000" calcext:value-type="float">
            <text:p>38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D</text:p>
          </table:table-cell>
          <table:table-cell table:style-name="ce4" office:value-type="float" office:value="31000" calcext:value-type="float">
            <text:p>3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a</text:p>
          </table:table-cell>
          <table:table-cell table:style-name="ce4" office:value-type="float" office:value="55000" calcext:value-type="float">
            <text:p>5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b</text:p>
          </table:table-cell>
          <table:table-cell table:style-name="ce4" office:value-type="float" office:value="40000" calcext:value-type="float">
            <text:p>4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c</text:p>
          </table:table-cell>
          <table:table-cell table:style-name="ce4" office:value-type="float" office:value="33000" calcext:value-type="float">
            <text:p>3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d</text:p>
          </table:table-cell>
          <table:table-cell table:style-name="ce4" office:value-type="float" office:value="28000" calcext:value-type="float">
            <text:p>28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p5</text:p>
          </table:table-cell>
          <table:table-cell table:style-name="ce4" office:value-type="float" office:value="24000" calcext:value-type="float">
            <text:p>24000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2. Instanz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1">
          <table:table-cell office:value-type="string" calcext:value-type="string">
            <text:p>VGA</text:p>
          </table:table-cell>
          <table:table-cell table:style-name="ce5" table:formula="of:=[.B2]*[.$B$15]" office:value-type="currency" office:currency="EUR" office:value="0" calcext:value-type="currency">
            <text:p>0,00 €</text:p>
          </table:table-cell>
          <table:table-cell table:style-name="ce5" table:formula="of:=[.C2]*[.$B$15]" office:value-type="currency" office:currency="EUR" office:value="83000" calcext:value-type="currency">
            <text:p>83.000,00 €</text:p>
          </table:table-cell>
          <table:table-cell table:style-name="ce5" table:formula="of:=[.D2]*[.$B$15]" office:value-type="currency" office:currency="EUR" office:value="166000" calcext:value-type="currency">
            <text:p>166.000,00 €</text:p>
          </table:table-cell>
          <table:table-cell table:style-name="ce5" table:formula="of:=[.E2]*[.$B$15]" office:value-type="currency" office:currency="EUR" office:value="0" calcext:value-type="currency">
            <text:p>0,00 €</text:p>
          </table:table-cell>
          <table:table-cell table:style-name="ce5" table:formula="of:=[.F2]*[.$B$15]" office:value-type="currency" office:currency="EUR" office:value="0" calcext:value-type="currency">
            <text:p>0,00 €</text:p>
          </table:table-cell>
          <table:table-cell table:style-name="ce5" table:formula="of:=[.G2]*[.$B$15]" office:value-type="currency" office:currency="EUR" office:value="83000" calcext:value-type="currency">
            <text:p>83.000,00 €</text:p>
          </table:table-cell>
          <table:table-cell table:style-name="ce5" table:formula="of:=[.H2]*[.$B$15]" office:value-type="currency" office:currency="EUR" office:value="0" calcext:value-type="currency">
            <text:p>0,00 €</text:p>
          </table:table-cell>
          <table:table-cell table:style-name="ce5" table:formula="of:=[.I2]*[.$B$15]" office:value-type="currency" office:currency="EUR" office:value="83000" calcext:value-type="currency">
            <text:p>83.000,00 €</text:p>
          </table:table-cell>
          <table:table-cell table:style-name="ce5" table:formula="of:=[.J2]*[.$B$15]" office:value-type="currency" office:currency="EUR" office:value="0" calcext:value-type="currency">
            <text:p>0,00 €</text:p>
          </table:table-cell>
          <table:table-cell table:style-name="ce5" table:formula="of:=[.K2]*[.$B$15]" office:value-type="currency" office:currency="EUR" office:value="0" calcext:value-type="currency">
            <text:p>0,00 €</text:p>
          </table:table-cell>
          <table:table-cell table:style-name="ce1" table:formula="of:=SUM([.B26:.K26])" office:value-type="currency" office:currency="EUR" office:value="415000" calcext:value-type="currency">
            <text:p>415.000,00 €</text:p>
          </table:table-cell>
          <table:table-cell/>
        </table:table-row>
        <table:table-row table:style-name="ro1">
          <table:table-cell office:value-type="string" calcext:value-type="string">
            <text:p>VGB</text:p>
          </table:table-cell>
          <table:table-cell table:style-name="ce5" table:formula="of:=[.B3]*[.$B$16]" office:value-type="currency" office:currency="EUR" office:value="0" calcext:value-type="currency">
            <text:p>0,00 €</text:p>
          </table:table-cell>
          <table:table-cell table:style-name="ce5" table:formula="of:=[.C3]*[.$B$16]" office:value-type="currency" office:currency="EUR" office:value="0" calcext:value-type="currency">
            <text:p>0,00 €</text:p>
          </table:table-cell>
          <table:table-cell table:style-name="ce5" table:formula="of:=[.D3]*[.$B$16]" office:value-type="currency" office:currency="EUR" office:value="212000" calcext:value-type="currency">
            <text:p>212.000,00 €</text:p>
          </table:table-cell>
          <table:table-cell table:style-name="ce5" table:formula="of:=[.E3]*[.$B$16]" office:value-type="currency" office:currency="EUR" office:value="0" calcext:value-type="currency">
            <text:p>0,00 €</text:p>
          </table:table-cell>
          <table:table-cell table:style-name="ce5" table:formula="of:=[.F3]*[.$B$16]" office:value-type="currency" office:currency="EUR" office:value="371000" calcext:value-type="currency">
            <text:p>371.000,00 €</text:p>
          </table:table-cell>
          <table:table-cell table:style-name="ce5" table:formula="of:=[.G3]*[.$B$16]" office:value-type="currency" office:currency="EUR" office:value="106000" calcext:value-type="currency">
            <text:p>106.000,00 €</text:p>
          </table:table-cell>
          <table:table-cell table:style-name="ce5" table:formula="of:=[.H3]*[.$B$16]" office:value-type="currency" office:currency="EUR" office:value="0" calcext:value-type="currency">
            <text:p>0,00 €</text:p>
          </table:table-cell>
          <table:table-cell table:style-name="ce5" table:formula="of:=[.I3]*[.$B$16]" office:value-type="currency" office:currency="EUR" office:value="159000" calcext:value-type="currency">
            <text:p>159.000,00 €</text:p>
          </table:table-cell>
          <table:table-cell table:style-name="ce5" table:formula="of:=[.J3]*[.$B$16]" office:value-type="currency" office:currency="EUR" office:value="424000" calcext:value-type="currency">
            <text:p>424.000,00 €</text:p>
          </table:table-cell>
          <table:table-cell table:style-name="ce5" table:formula="of:=[.K3]*[.$B$16]" office:value-type="currency" office:currency="EUR" office:value="53000" calcext:value-type="currency">
            <text:p>53.000,00 €</text:p>
          </table:table-cell>
          <table:table-cell table:style-name="ce1" table:formula="of:=SUM([.B27:.K27])" office:value-type="currency" office:currency="EUR" office:value="1325000" calcext:value-type="currency">
            <text:p>1.325.000,00 €</text:p>
          </table:table-cell>
          <table:table-cell/>
        </table:table-row>
        <table:table-row table:style-name="ro1">
          <table:table-cell office:value-type="string" calcext:value-type="string">
            <text:p>VGC</text:p>
          </table:table-cell>
          <table:table-cell table:style-name="ce5" table:formula="of:=[.B4]*[.$B$17]" office:value-type="currency" office:currency="EUR" office:value="0" calcext:value-type="currency">
            <text:p>0,00 €</text:p>
          </table:table-cell>
          <table:table-cell table:style-name="ce5" table:formula="of:=[.C4]*[.$B$17]" office:value-type="currency" office:currency="EUR" office:value="0" calcext:value-type="currency">
            <text:p>0,00 €</text:p>
          </table:table-cell>
          <table:table-cell table:style-name="ce5" table:formula="of:=[.D4]*[.$B$17]" office:value-type="currency" office:currency="EUR" office:value="76000" calcext:value-type="currency">
            <text:p>76.000,00 €</text:p>
          </table:table-cell>
          <table:table-cell table:style-name="ce5" table:formula="of:=[.E4]*[.$B$17]" office:value-type="currency" office:currency="EUR" office:value="38000" calcext:value-type="currency">
            <text:p>38.000,00 €</text:p>
          </table:table-cell>
          <table:table-cell table:style-name="ce5" table:formula="of:=[.F4]*[.$B$17]" office:value-type="currency" office:currency="EUR" office:value="228000" calcext:value-type="currency">
            <text:p>228.000,00 €</text:p>
          </table:table-cell>
          <table:table-cell table:style-name="ce5" table:formula="of:=[.G4]*[.$B$17]" office:value-type="currency" office:currency="EUR" office:value="0" calcext:value-type="currency">
            <text:p>0,00 €</text:p>
          </table:table-cell>
          <table:table-cell table:style-name="ce5" table:formula="of:=[.H4]*[.$B$17]" office:value-type="currency" office:currency="EUR" office:value="0" calcext:value-type="currency">
            <text:p>0,00 €</text:p>
          </table:table-cell>
          <table:table-cell table:style-name="ce5" table:formula="of:=[.I4]*[.$B$17]" office:value-type="currency" office:currency="EUR" office:value="0" calcext:value-type="currency">
            <text:p>0,00 €</text:p>
          </table:table-cell>
          <table:table-cell table:style-name="ce5" table:formula="of:=[.J4]*[.$B$17]" office:value-type="currency" office:currency="EUR" office:value="38000" calcext:value-type="currency">
            <text:p>38.000,00 €</text:p>
          </table:table-cell>
          <table:table-cell table:style-name="ce5" table:formula="of:=[.K4]*[.$B$17]" office:value-type="currency" office:currency="EUR" office:value="0" calcext:value-type="currency">
            <text:p>0,00 €</text:p>
          </table:table-cell>
          <table:table-cell table:style-name="ce1" table:formula="of:=SUM([.B28:.K28])" office:value-type="currency" office:currency="EUR" office:value="380000" calcext:value-type="currency">
            <text:p>380.000,00 €</text:p>
          </table:table-cell>
          <table:table-cell/>
        </table:table-row>
        <table:table-row table:style-name="ro1">
          <table:table-cell office:value-type="string" calcext:value-type="string">
            <text:p>VGD</text:p>
          </table:table-cell>
          <table:table-cell table:style-name="ce5" table:formula="of:=[.B5]*[.$B$18]" office:value-type="currency" office:currency="EUR" office:value="0" calcext:value-type="currency">
            <text:p>0,00 €</text:p>
          </table:table-cell>
          <table:table-cell table:style-name="ce5" table:formula="of:=[.C5]*[.$B$18]" office:value-type="currency" office:currency="EUR" office:value="0" calcext:value-type="currency">
            <text:p>0,00 €</text:p>
          </table:table-cell>
          <table:table-cell table:style-name="ce5" table:formula="of:=[.D5]*[.$B$18]" office:value-type="currency" office:currency="EUR" office:value="62000" calcext:value-type="currency">
            <text:p>62.000,00 €</text:p>
          </table:table-cell>
          <table:table-cell table:style-name="ce5" table:formula="of:=[.E5]*[.$B$18]" office:value-type="currency" office:currency="EUR" office:value="62000" calcext:value-type="currency">
            <text:p>62.000,00 €</text:p>
          </table:table-cell>
          <table:table-cell table:style-name="ce5" table:formula="of:=[.F5]*[.$B$18]" office:value-type="currency" office:currency="EUR" office:value="0" calcext:value-type="currency">
            <text:p>0,00 €</text:p>
          </table:table-cell>
          <table:table-cell table:style-name="ce5" table:formula="of:=[.G5]*[.$B$18]" office:value-type="currency" office:currency="EUR" office:value="0" calcext:value-type="currency">
            <text:p>0,00 €</text:p>
          </table:table-cell>
          <table:table-cell table:style-name="ce5" table:formula="of:=[.H5]*[.$B$18]" office:value-type="currency" office:currency="EUR" office:value="0" calcext:value-type="currency">
            <text:p>0,00 €</text:p>
          </table:table-cell>
          <table:table-cell table:style-name="ce5" table:formula="of:=[.I5]*[.$B$18]" office:value-type="currency" office:currency="EUR" office:value="0" calcext:value-type="currency">
            <text:p>0,00 €</text:p>
          </table:table-cell>
          <table:table-cell table:style-name="ce5" table:formula="of:=[.J5]*[.$B$18]" office:value-type="currency" office:currency="EUR" office:value="31000" calcext:value-type="currency">
            <text:p>31.000,00 €</text:p>
          </table:table-cell>
          <table:table-cell table:style-name="ce5" table:formula="of:=[.K5]*[.$B$18]" office:value-type="currency" office:currency="EUR" office:value="0" calcext:value-type="currency">
            <text:p>0,00 €</text:p>
          </table:table-cell>
          <table:table-cell table:style-name="ce1" table:formula="of:=SUM([.B29:.K29])" office:value-type="currency" office:currency="EUR" office:value="155000" calcext:value-type="currency">
            <text:p>155.000,00 €</text:p>
          </table:table-cell>
          <table:table-cell/>
        </table:table-row>
        <table:table-row table:style-name="ro1">
          <table:table-cell office:value-type="string" calcext:value-type="string">
            <text:p>Ega</text:p>
          </table:table-cell>
          <table:table-cell table:style-name="ce5" table:formula="of:=[.B6]*[.$B$19]" office:value-type="currency" office:currency="EUR" office:value="0" calcext:value-type="currency">
            <text:p>0,00 €</text:p>
          </table:table-cell>
          <table:table-cell table:style-name="ce5" table:formula="of:=[.C6]*[.$B$19]" office:value-type="currency" office:currency="EUR" office:value="0" calcext:value-type="currency">
            <text:p>0,00 €</text:p>
          </table:table-cell>
          <table:table-cell table:style-name="ce5" table:formula="of:=[.D6]*[.$B$19]" office:value-type="currency" office:currency="EUR" office:value="0" calcext:value-type="currency">
            <text:p>0,00 €</text:p>
          </table:table-cell>
          <table:table-cell table:style-name="ce5" table:formula="of:=[.E6]*[.$B$19]" office:value-type="currency" office:currency="EUR" office:value="0" calcext:value-type="currency">
            <text:p>0,00 €</text:p>
          </table:table-cell>
          <table:table-cell table:style-name="ce5" table:formula="of:=[.F6]*[.$B$19]" office:value-type="currency" office:currency="EUR" office:value="0" calcext:value-type="currency">
            <text:p>0,00 €</text:p>
          </table:table-cell>
          <table:table-cell table:style-name="ce5" table:formula="of:=[.G6]*[.$B$19]" office:value-type="currency" office:currency="EUR" office:value="0" calcext:value-type="currency">
            <text:p>0,00 €</text:p>
          </table:table-cell>
          <table:table-cell table:style-name="ce5" table:formula="of:=[.H6]*[.$B$19]" office:value-type="currency" office:currency="EUR" office:value="110000" calcext:value-type="currency">
            <text:p>110.000,00 €</text:p>
          </table:table-cell>
          <table:table-cell table:style-name="ce5" table:formula="of:=[.I6]*[.$B$19]" office:value-type="currency" office:currency="EUR" office:value="0" calcext:value-type="currency">
            <text:p>0,00 €</text:p>
          </table:table-cell>
          <table:table-cell table:style-name="ce5" table:formula="of:=[.J6]*[.$B$19]" office:value-type="currency" office:currency="EUR" office:value="55000" calcext:value-type="currency">
            <text:p>55.000,00 €</text:p>
          </table:table-cell>
          <table:table-cell table:style-name="ce5" table:formula="of:=[.K6]*[.$B$19]" office:value-type="currency" office:currency="EUR" office:value="0" calcext:value-type="currency">
            <text:p>0,00 €</text:p>
          </table:table-cell>
          <table:table-cell table:style-name="ce1" table:formula="of:=SUM([.B30:.K30])" office:value-type="currency" office:currency="EUR" office:value="165000" calcext:value-type="currency">
            <text:p>165.000,00 €</text:p>
          </table:table-cell>
          <table:table-cell/>
        </table:table-row>
        <table:table-row table:style-name="ro1">
          <table:table-cell office:value-type="string" calcext:value-type="string">
            <text:p>Egb</text:p>
          </table:table-cell>
          <table:table-cell table:style-name="ce5" table:formula="of:=[.B7]*[.$B$20]" office:value-type="currency" office:currency="EUR" office:value="0" calcext:value-type="currency">
            <text:p>0,00 €</text:p>
          </table:table-cell>
          <table:table-cell table:style-name="ce5" table:formula="of:=[.C7]*[.$B$20]" office:value-type="currency" office:currency="EUR" office:value="0" calcext:value-type="currency">
            <text:p>0,00 €</text:p>
          </table:table-cell>
          <table:table-cell table:style-name="ce5" table:formula="of:=[.D7]*[.$B$20]" office:value-type="currency" office:currency="EUR" office:value="0" calcext:value-type="currency">
            <text:p>0,00 €</text:p>
          </table:table-cell>
          <table:table-cell table:style-name="ce5" table:formula="of:=[.E7]*[.$B$20]" office:value-type="currency" office:currency="EUR" office:value="0" calcext:value-type="currency">
            <text:p>0,00 €</text:p>
          </table:table-cell>
          <table:table-cell table:style-name="ce5" table:formula="of:=[.F7]*[.$B$20]" office:value-type="currency" office:currency="EUR" office:value="0" calcext:value-type="currency">
            <text:p>0,00 €</text:p>
          </table:table-cell>
          <table:table-cell table:style-name="ce5" table:formula="of:=[.G7]*[.$B$20]" office:value-type="currency" office:currency="EUR" office:value="0" calcext:value-type="currency">
            <text:p>0,00 €</text:p>
          </table:table-cell>
          <table:table-cell table:style-name="ce5" table:formula="of:=[.H7]*[.$B$20]" office:value-type="currency" office:currency="EUR" office:value="0" calcext:value-type="currency">
            <text:p>0,00 €</text:p>
          </table:table-cell>
          <table:table-cell table:style-name="ce5" table:formula="of:=[.I7]*[.$B$20]" office:value-type="currency" office:currency="EUR" office:value="60000" calcext:value-type="currency">
            <text:p>60.000,00 €</text:p>
          </table:table-cell>
          <table:table-cell table:style-name="ce5" table:formula="of:=[.J7]*[.$B$20]" office:value-type="currency" office:currency="EUR" office:value="80000" calcext:value-type="currency">
            <text:p>80.000,00 €</text:p>
          </table:table-cell>
          <table:table-cell table:style-name="ce5" table:formula="of:=[.K7]*[.$B$20]" office:value-type="currency" office:currency="EUR" office:value="80000" calcext:value-type="currency">
            <text:p>80.000,00 €</text:p>
          </table:table-cell>
          <table:table-cell table:style-name="ce1" table:formula="of:=SUM([.B31:.K31])" office:value-type="currency" office:currency="EUR" office:value="220000" calcext:value-type="currency">
            <text:p>220.000,00 €</text:p>
          </table:table-cell>
          <table:table-cell/>
        </table:table-row>
        <table:table-row table:style-name="ro1">
          <table:table-cell office:value-type="string" calcext:value-type="string">
            <text:p>Egc</text:p>
          </table:table-cell>
          <table:table-cell table:style-name="ce5" table:formula="of:=[.B8]*[.$B$21]" office:value-type="currency" office:currency="EUR" office:value="0" calcext:value-type="currency">
            <text:p>0,00 €</text:p>
          </table:table-cell>
          <table:table-cell table:style-name="ce5" table:formula="of:=[.C8]*[.$B$21]" office:value-type="currency" office:currency="EUR" office:value="0" calcext:value-type="currency">
            <text:p>0,00 €</text:p>
          </table:table-cell>
          <table:table-cell table:style-name="ce5" table:formula="of:=[.D8]*[.$B$21]" office:value-type="currency" office:currency="EUR" office:value="33000" calcext:value-type="currency">
            <text:p>33.000,00 €</text:p>
          </table:table-cell>
          <table:table-cell table:style-name="ce5" table:formula="of:=[.E8]*[.$B$21]" office:value-type="currency" office:currency="EUR" office:value="0" calcext:value-type="currency">
            <text:p>0,00 €</text:p>
          </table:table-cell>
          <table:table-cell table:style-name="ce5" table:formula="of:=[.F8]*[.$B$21]" office:value-type="currency" office:currency="EUR" office:value="132000" calcext:value-type="currency">
            <text:p>132.000,00 €</text:p>
          </table:table-cell>
          <table:table-cell table:style-name="ce5" table:formula="of:=[.G8]*[.$B$21]" office:value-type="currency" office:currency="EUR" office:value="0" calcext:value-type="currency">
            <text:p>0,00 €</text:p>
          </table:table-cell>
          <table:table-cell table:style-name="ce5" table:formula="of:=[.H8]*[.$B$21]" office:value-type="currency" office:currency="EUR" office:value="0" calcext:value-type="currency">
            <text:p>0,00 €</text:p>
          </table:table-cell>
          <table:table-cell table:style-name="ce5" table:formula="of:=[.I8]*[.$B$21]" office:value-type="currency" office:currency="EUR" office:value="0" calcext:value-type="currency">
            <text:p>0,00 €</text:p>
          </table:table-cell>
          <table:table-cell table:style-name="ce5" table:formula="of:=[.J8]*[.$B$21]" office:value-type="currency" office:currency="EUR" office:value="0" calcext:value-type="currency">
            <text:p>0,00 €</text:p>
          </table:table-cell>
          <table:table-cell table:style-name="ce5" table:formula="of:=[.K8]*[.$B$21]" office:value-type="currency" office:currency="EUR" office:value="0" calcext:value-type="currency">
            <text:p>0,00 €</text:p>
          </table:table-cell>
          <table:table-cell table:style-name="ce1" table:formula="of:=SUM([.B32:.K32])" office:value-type="currency" office:currency="EUR" office:value="165000" calcext:value-type="currency">
            <text:p>165.000,00 €</text:p>
          </table:table-cell>
          <table:table-cell/>
        </table:table-row>
        <table:table-row table:style-name="ro1">
          <table:table-cell office:value-type="string" calcext:value-type="string">
            <text:p>Egd</text:p>
          </table:table-cell>
          <table:table-cell table:style-name="ce5" table:formula="of:=[.B9]*[.$B$22]" office:value-type="currency" office:currency="EUR" office:value="28000" calcext:value-type="currency">
            <text:p>28.000,00 €</text:p>
          </table:table-cell>
          <table:table-cell table:style-name="ce5" table:formula="of:=[.C9]*[.$B$22]" office:value-type="currency" office:currency="EUR" office:value="28000" calcext:value-type="currency">
            <text:p>28.000,00 €</text:p>
          </table:table-cell>
          <table:table-cell table:style-name="ce5" table:formula="of:=[.D9]*[.$B$22]" office:value-type="currency" office:currency="EUR" office:value="0" calcext:value-type="currency">
            <text:p>0,00 €</text:p>
          </table:table-cell>
          <table:table-cell table:style-name="ce5" table:formula="of:=[.E9]*[.$B$22]" office:value-type="currency" office:currency="EUR" office:value="154000" calcext:value-type="currency">
            <text:p>154.000,00 €</text:p>
          </table:table-cell>
          <table:table-cell table:style-name="ce5" table:formula="of:=[.F9]*[.$B$22]" office:value-type="currency" office:currency="EUR" office:value="0" calcext:value-type="currency">
            <text:p>0,00 €</text:p>
          </table:table-cell>
          <table:table-cell table:style-name="ce5" table:formula="of:=[.G9]*[.$B$22]" office:value-type="currency" office:currency="EUR" office:value="0" calcext:value-type="currency">
            <text:p>0,00 €</text:p>
          </table:table-cell>
          <table:table-cell table:style-name="ce5" table:formula="of:=[.H9]*[.$B$22]" office:value-type="currency" office:currency="EUR" office:value="0" calcext:value-type="currency">
            <text:p>0,00 €</text:p>
          </table:table-cell>
          <table:table-cell table:style-name="ce5" table:formula="of:=[.I9]*[.$B$22]" office:value-type="currency" office:currency="EUR" office:value="0" calcext:value-type="currency">
            <text:p>0,00 €</text:p>
          </table:table-cell>
          <table:table-cell table:style-name="ce5" table:formula="of:=[.J9]*[.$B$22]" office:value-type="currency" office:currency="EUR" office:value="0" calcext:value-type="currency">
            <text:p>0,00 €</text:p>
          </table:table-cell>
          <table:table-cell table:style-name="ce5" table:formula="of:=[.K9]*[.$B$22]" office:value-type="currency" office:currency="EUR" office:value="0" calcext:value-type="currency">
            <text:p>0,00 €</text:p>
          </table:table-cell>
          <table:table-cell table:style-name="ce1" table:formula="of:=SUM([.B33:.K33])" office:value-type="currency" office:currency="EUR" office:value="210000" calcext:value-type="currency">
            <text:p>210.000,00 €</text:p>
          </table:table-cell>
          <table:table-cell/>
        </table:table-row>
        <table:table-row table:style-name="ro1">
          <table:table-cell office:value-type="string" calcext:value-type="string">
            <text:p>EGp5</text:p>
          </table:table-cell>
          <table:table-cell table:style-name="ce5" table:formula="of:=[.B10]*[.$B$23]" office:value-type="currency" office:currency="EUR" office:value="96000" calcext:value-type="currency">
            <text:p>96.000,00 €</text:p>
          </table:table-cell>
          <table:table-cell table:style-name="ce5" table:formula="of:=[.C10]*[.$B$23]" office:value-type="currency" office:currency="EUR" office:value="0" calcext:value-type="currency">
            <text:p>0,00 €</text:p>
          </table:table-cell>
          <table:table-cell table:style-name="ce5" table:formula="of:=[.D10]*[.$B$23]" office:value-type="currency" office:currency="EUR" office:value="0" calcext:value-type="currency">
            <text:p>0,00 €</text:p>
          </table:table-cell>
          <table:table-cell table:style-name="ce5" table:formula="of:=[.E10]*[.$B$23]" office:value-type="currency" office:currency="EUR" office:value="0" calcext:value-type="currency">
            <text:p>0,00 €</text:p>
          </table:table-cell>
          <table:table-cell table:style-name="ce5" table:formula="of:=[.F10]*[.$B$23]" office:value-type="currency" office:currency="EUR" office:value="0" calcext:value-type="currency">
            <text:p>0,00 €</text:p>
          </table:table-cell>
          <table:table-cell table:style-name="ce5" table:formula="of:=[.G10]*[.$B$23]" office:value-type="currency" office:currency="EUR" office:value="0" calcext:value-type="currency">
            <text:p>0,00 €</text:p>
          </table:table-cell>
          <table:table-cell table:style-name="ce5" table:formula="of:=[.H10]*[.$B$23]" office:value-type="currency" office:currency="EUR" office:value="0" calcext:value-type="currency">
            <text:p>0,00 €</text:p>
          </table:table-cell>
          <table:table-cell table:style-name="ce5" table:formula="of:=[.I10]*[.$B$23]" office:value-type="currency" office:currency="EUR" office:value="0" calcext:value-type="currency">
            <text:p>0,00 €</text:p>
          </table:table-cell>
          <table:table-cell table:style-name="ce5" table:formula="of:=[.J10]*[.$B$23]" office:value-type="currency" office:currency="EUR" office:value="0" calcext:value-type="currency">
            <text:p>0,00 €</text:p>
          </table:table-cell>
          <table:table-cell table:style-name="ce5" table:formula="of:=[.K10]*[.$B$23]" office:value-type="currency" office:currency="EUR" office:value="0" calcext:value-type="currency">
            <text:p>0,00 €</text:p>
          </table:table-cell>
          <table:table-cell table:style-name="ce1" table:formula="of:=SUM([.B34:.K34])" office:value-type="currency" office:currency="EUR" office:value="96000" calcext:value-type="currency">
            <text:p>96.000,00 €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style-name="ce1" table:formula="of:=SUM([.B26:.B34])" office:value-type="currency" office:currency="EUR" office:value="124000" calcext:value-type="currency">
            <text:p>124.000,00 €</text:p>
          </table:table-cell>
          <table:table-cell table:style-name="ce1" table:formula="of:=SUM([.C26:.C34])" office:value-type="currency" office:currency="EUR" office:value="111000" calcext:value-type="currency">
            <text:p>111.000,00 €</text:p>
          </table:table-cell>
          <table:table-cell table:style-name="ce1" table:formula="of:=SUM([.D26:.D34])" office:value-type="currency" office:currency="EUR" office:value="549000" calcext:value-type="currency">
            <text:p>549.000,00 €</text:p>
          </table:table-cell>
          <table:table-cell table:style-name="ce1" table:formula="of:=SUM([.E26:.E34])" office:value-type="currency" office:currency="EUR" office:value="254000" calcext:value-type="currency">
            <text:p>254.000,00 €</text:p>
          </table:table-cell>
          <table:table-cell table:style-name="ce1" table:formula="of:=SUM([.F26:.F34])" office:value-type="currency" office:currency="EUR" office:value="731000" calcext:value-type="currency">
            <text:p>731.000,00 €</text:p>
          </table:table-cell>
          <table:table-cell table:style-name="ce1" table:formula="of:=SUM([.G26:.G34])" office:value-type="currency" office:currency="EUR" office:value="189000" calcext:value-type="currency">
            <text:p>189.000,00 €</text:p>
          </table:table-cell>
          <table:table-cell table:style-name="ce1" table:formula="of:=SUM([.H26:.H34])" office:value-type="currency" office:currency="EUR" office:value="110000" calcext:value-type="currency">
            <text:p>110.000,00 €</text:p>
          </table:table-cell>
          <table:table-cell table:style-name="ce1" table:formula="of:=SUM([.I26:.I34])" office:value-type="currency" office:currency="EUR" office:value="302000" calcext:value-type="currency">
            <text:p>302.000,00 €</text:p>
          </table:table-cell>
          <table:table-cell table:style-name="ce1" table:formula="of:=SUM([.J26:.J34])" office:value-type="currency" office:currency="EUR" office:value="628000" calcext:value-type="currency">
            <text:p>628.000,00 €</text:p>
          </table:table-cell>
          <table:table-cell table:style-name="ce1" table:formula="of:=SUM([.K26:.K34])" office:value-type="currency" office:currency="EUR" office:value="133000" calcext:value-type="currency">
            <text:p>133.000,00 €</text:p>
          </table:table-cell>
          <table:table-cell table:style-name="ce1" table:formula="of:=SUM([.B35:.K35])" office:value-type="currency" office:currency="EUR" office:value="3131000" calcext:value-type="currency">
            <text:p>3.131.000,00 €</text:p>
          </table:table-cell>
          <table:table-cell/>
        </table:table-row>
      </table:table>
      <table:table table:name="Materialkosten" table:style-name="ta1">
        <table:table-column table:style-name="co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60000*[.B3]" office:value-type="currency" office:currency="EUR" office:value="300" calcext:value-type="currency">
            <text:p>300,00 €</text:p>
          </table:table-cell>
          <table:table-cell table:style-name="ce5" table:formula="of:=60000*[.C3]" office:value-type="currency" office:currency="EUR" office:value="6600" calcext:value-type="currency">
            <text:p>6.600,00 €</text:p>
          </table:table-cell>
          <table:table-cell table:style-name="ce5" table:formula="of:=60000*[.D3]" office:value-type="currency" office:currency="EUR" office:value="9300" calcext:value-type="currency">
            <text:p>9.300,00 €</text:p>
          </table:table-cell>
          <table:table-cell table:style-name="ce5" table:formula="of:=60000*[.E3]" office:value-type="currency" office:currency="EUR" office:value="17400" calcext:value-type="currency">
            <text:p>17.400,00 €</text:p>
          </table:table-cell>
          <table:table-cell table:style-name="ce5" table:formula="of:=60000*[.F3]" office:value-type="currency" office:currency="EUR" office:value="2100" calcext:value-type="currency">
            <text:p>2.100,00 €</text:p>
          </table:table-cell>
          <table:table-cell table:style-name="ce5" table:formula="of:=60000*[.G3]" office:value-type="currency" office:currency="EUR" office:value="4200" calcext:value-type="currency">
            <text:p>4.200,00 €</text:p>
          </table:table-cell>
          <table:table-cell table:style-name="ce5" table:formula="of:=60000*[.H3]" office:value-type="currency" office:currency="EUR" office:value="2100" calcext:value-type="currency">
            <text:p>2.100,00 €</text:p>
          </table:table-cell>
          <table:table-cell table:style-name="ce5" table:formula="of:=60000*[.I3]" office:value-type="currency" office:currency="EUR" office:value="5400" calcext:value-type="currency">
            <text:p>5.400,00 €</text:p>
          </table:table-cell>
          <table:table-cell table:style-name="ce5" table:formula="of:=60000*[.J3]" office:value-type="currency" office:currency="EUR" office:value="12000" calcext:value-type="currency">
            <text:p>12.000,00 €</text:p>
          </table:table-cell>
          <table:table-cell table:style-name="ce5" table:formula="of:=60000*[.K3]" office:value-type="currency" office:currency="EUR" office:value="600" calcext:value-type="currency">
            <text:p>600,00 €</text:p>
          </table:table-cell>
          <table:table-cell table:style-name="ce1" table:formula="of:=SUM([.B2:.K2])" office:value-type="currency" office:currency="EUR" office:value="60000" calcext:value-type="currency">
            <text:p>6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office:value-type="percentage" office:value="0.005" calcext:value-type="percentage">
            <text:p>0,50 %</text:p>
          </table:table-cell>
          <table:table-cell table:style-name="ce6" office:value-type="percentage" office:value="0.11" calcext:value-type="percentage">
            <text:p>11,00 %</text:p>
          </table:table-cell>
          <table:table-cell table:style-name="ce6" office:value-type="percentage" office:value="0.155" calcext:value-type="percentage">
            <text:p>15,50 %</text:p>
          </table:table-cell>
          <table:table-cell table:style-name="ce6" office:value-type="percentage" office:value="0.29" calcext:value-type="percentage">
            <text:p>29,00 %</text:p>
          </table:table-cell>
          <table:table-cell table:style-name="ce6" office:value-type="percentage" office:value="0.035" calcext:value-type="percentage">
            <text:p>3,50 %</text:p>
          </table:table-cell>
          <table:table-cell table:style-name="ce6" office:value-type="percentage" office:value="0.07" calcext:value-type="percentage">
            <text:p>7,00 %</text:p>
          </table:table-cell>
          <table:table-cell table:style-name="ce6" office:value-type="percentage" office:value="0.035" calcext:value-type="percentage">
            <text:p>3,50 %</text:p>
          </table:table-cell>
          <table:table-cell table:style-name="ce6" office:value-type="percentage" office:value="0.09" calcext:value-type="percentage">
            <text:p>9,00 %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6" office:value-type="percentage" office:value="0.01" calcext:value-type="percentage">
            <text:p>1,00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</table:table>
      <table:table table:name="Energiekosten" table:style-name="ta1">
        <table:table-column table:style-name="co21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[.$B$5]*([.B4]/[.$L$4])" office:value-type="currency" office:currency="EUR" office:value="543.478260869565" calcext:value-type="currency">
            <text:p>543,48 €</text:p>
          </table:table-cell>
          <table:table-cell table:style-name="ce5" table:formula="of:=[.$B$5]*([.C4]/[.$L$4])" office:value-type="currency" office:currency="EUR" office:value="4891.30434782609" calcext:value-type="currency">
            <text:p>4.891,30 €</text:p>
          </table:table-cell>
          <table:table-cell table:style-name="ce5" table:formula="of:=[.$B$5]*([.D4]/[.$L$4])" office:value-type="currency" office:currency="EUR" office:value="1630.4347826087" calcext:value-type="currency">
            <text:p>1.630,43 €</text:p>
          </table:table-cell>
          <table:table-cell table:style-name="ce5" table:formula="of:=[.$B$5]*([.E4]/[.$L$4])" office:value-type="currency" office:currency="EUR" office:value="10869.5652173913" calcext:value-type="currency">
            <text:p>10.869,57 €</text:p>
          </table:table-cell>
          <table:table-cell table:style-name="ce5" table:formula="of:=[.$B$5]*([.F4]/[.$L$4])" office:value-type="currency" office:currency="EUR" office:value="12771.7391304348" calcext:value-type="currency">
            <text:p>12.771,74 €</text:p>
          </table:table-cell>
          <table:table-cell table:style-name="ce5" table:formula="of:=[.$B$5]*([.G4]/[.$L$4])" office:value-type="currency" office:currency="EUR" office:value="3260.86956521739" calcext:value-type="currency">
            <text:p>3.260,87 €</text:p>
          </table:table-cell>
          <table:table-cell table:style-name="ce5" table:formula="of:=[.$B$5]*([.H4]/[.$L$4])" office:value-type="currency" office:currency="EUR" office:value="1630.4347826087" calcext:value-type="currency">
            <text:p>1.630,43 €</text:p>
          </table:table-cell>
          <table:table-cell table:style-name="ce5" table:formula="of:=[.$B$5]*([.I4]/[.$L$4])" office:value-type="currency" office:currency="EUR" office:value="4347.82608695652" calcext:value-type="currency">
            <text:p>4.347,83 €</text:p>
          </table:table-cell>
          <table:table-cell table:style-name="ce5" table:formula="of:=[.$B$5]*([.J4]/[.$L$4])" office:value-type="currency" office:currency="EUR" office:value="8967.39130434783" calcext:value-type="currency">
            <text:p>8.967,39 €</text:p>
          </table:table-cell>
          <table:table-cell table:style-name="ce5" table:formula="of:=[.$B$5]*([.K4]/[.$L$4])" office:value-type="currency" office:currency="EUR" office:value="1086.95652173913" calcext:value-type="currency">
            <text:p>1.086,96 €</text:p>
          </table:table-cell>
          <table:table-cell table:style-name="ce1" table:formula="of:=SUM([.B2:.K2])" office:value-type="currency" office:currency="EUR" office:value="50000" calcext:value-type="currency">
            <text:p>5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2]/[.$B$5]" office:value-type="percentage" office:value="0.0108695652173913" calcext:value-type="percentage">
            <text:p>1,09 %</text:p>
          </table:table-cell>
          <table:table-cell table:style-name="ce6" table:formula="of:=[.C2]/[.$B$5]" office:value-type="percentage" office:value="0.0978260869565217" calcext:value-type="percentage">
            <text:p>9,78 %</text:p>
          </table:table-cell>
          <table:table-cell table:style-name="ce6" table:formula="of:=[.D2]/[.$B$5]" office:value-type="percentage" office:value="0.0326086956521739" calcext:value-type="percentage">
            <text:p>3,26 %</text:p>
          </table:table-cell>
          <table:table-cell table:style-name="ce6" table:formula="of:=[.E2]/[.$B$5]" office:value-type="percentage" office:value="0.217391304347826" calcext:value-type="percentage">
            <text:p>21,74 %</text:p>
          </table:table-cell>
          <table:table-cell table:style-name="ce6" table:formula="of:=[.F2]/[.$B$5]" office:value-type="percentage" office:value="0.255434782608696" calcext:value-type="percentage">
            <text:p>25,54 %</text:p>
          </table:table-cell>
          <table:table-cell table:style-name="ce6" table:formula="of:=[.G2]/[.$B$5]" office:value-type="percentage" office:value="0.0652173913043478" calcext:value-type="percentage">
            <text:p>6,52 %</text:p>
          </table:table-cell>
          <table:table-cell table:style-name="ce6" table:formula="of:=[.H2]/[.$B$5]" office:value-type="percentage" office:value="0.0326086956521739" calcext:value-type="percentage">
            <text:p>3,26 %</text:p>
          </table:table-cell>
          <table:table-cell table:style-name="ce6" table:formula="of:=[.I2]/[.$B$5]" office:value-type="percentage" office:value="0.0869565217391305" calcext:value-type="percentage">
            <text:p>8,70 %</text:p>
          </table:table-cell>
          <table:table-cell table:style-name="ce6" table:formula="of:=[.J2]/[.$B$5]" office:value-type="percentage" office:value="0.179347826086957" calcext:value-type="percentage">
            <text:p>17,93 %</text:p>
          </table:table-cell>
          <table:table-cell table:style-name="ce6" table:formula="of:=[.K2]/[.$B$5]" office:value-type="percentage" office:value="0.0217391304347826" calcext:value-type="percentage">
            <text:p>2,17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4:.K4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50000" calcext:value-type="currency">
            <text:p>50.000,00 €</text:p>
          </table:table-cell>
          <table:table-cell table:number-columns-repeated="10"/>
        </table:table-row>
      </table:table>
      <table:table table:name="Kommunikationskosten" table:style-name="ta1">
        <table:table-column table:style-name="co21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[.$B$5]*[.B3]" office:value-type="currency" office:currency="EUR" office:value="0" calcext:value-type="currency">
            <text:p>0,00 €</text:p>
          </table:table-cell>
          <table:table-cell table:style-name="ce5" table:formula="of:=[.$B$5]*[.C3]" office:value-type="currency" office:currency="EUR" office:value="6000" calcext:value-type="currency">
            <text:p>6.000,00 €</text:p>
          </table:table-cell>
          <table:table-cell table:style-name="ce5" table:formula="of:=[.$B$5]*[.D3]" office:value-type="currency" office:currency="EUR" office:value="10000" calcext:value-type="currency">
            <text:p>10.000,00 €</text:p>
          </table:table-cell>
          <table:table-cell table:style-name="ce5" table:formula="of:=[.$B$5]*[.E3]" office:value-type="currency" office:currency="EUR" office:value="5000" calcext:value-type="currency">
            <text:p>5.000,00 €</text:p>
          </table:table-cell>
          <table:table-cell table:style-name="ce5" table:formula="of:=[.$B$5]*[.F3]" office:value-type="currency" office:currency="EUR" office:value="19000" calcext:value-type="currency">
            <text:p>19.000,00 €</text:p>
          </table:table-cell>
          <table:table-cell table:style-name="ce5" table:formula="of:=[.$B$5]*[.G3]" office:value-type="currency" office:currency="EUR" office:value="11000" calcext:value-type="currency">
            <text:p>11.000,00 €</text:p>
          </table:table-cell>
          <table:table-cell table:style-name="ce5" table:formula="of:=[.$B$5]*[.H3]" office:value-type="currency" office:currency="EUR" office:value="1000" calcext:value-type="currency">
            <text:p>1.000,00 €</text:p>
          </table:table-cell>
          <table:table-cell table:style-name="ce5" table:formula="of:=[.$B$5]*[.I3]" office:value-type="currency" office:currency="EUR" office:value="34000" calcext:value-type="currency">
            <text:p>34.000,00 €</text:p>
          </table:table-cell>
          <table:table-cell table:style-name="ce5" table:formula="of:=[.$B$5]*[.J3]" office:value-type="currency" office:currency="EUR" office:value="13000" calcext:value-type="currency">
            <text:p>13.000,00 €</text:p>
          </table:table-cell>
          <table:table-cell table:style-name="ce5" table:formula="of:=[.$B$5]*[.K3]" office:value-type="currency" office:currency="EUR" office:value="1000" calcext:value-type="currency">
            <text:p>1.000,00 €</text:p>
          </table:table-cell>
          <table:table-cell table:style-name="ce1" table:formula="of:=SUM([.B2:.K2])" office:value-type="currency" office:currency="EUR" office:value="100000" calcext:value-type="currency">
            <text:p>10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office:value-type="percentage" office:value="0" calcext:value-type="percentage">
            <text:p>0,00 %</text:p>
          </table:table-cell>
          <table:table-cell table:style-name="ce6" office:value-type="percentage" office:value="0.06" calcext:value-type="percentage">
            <text:p>6,00 %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6" office:value-type="percentage" office:value="0.05" calcext:value-type="percentage">
            <text:p>5,00 %</text:p>
          </table:table-cell>
          <table:table-cell table:style-name="ce6" office:value-type="percentage" office:value="0.19" calcext:value-type="percentage">
            <text:p>19,00 %</text:p>
          </table:table-cell>
          <table:table-cell table:style-name="ce6" office:value-type="percentage" office:value="0.11" calcext:value-type="percentage">
            <text:p>11,00 %</text:p>
          </table:table-cell>
          <table:table-cell table:style-name="ce6" office:value-type="percentage" office:value="0.01" calcext:value-type="percentage">
            <text:p>1,00 %</text:p>
          </table:table-cell>
          <table:table-cell table:style-name="ce6" office:value-type="percentage" office:value="0.34" calcext:value-type="percentage">
            <text:p>34,00 %</text:p>
          </table:table-cell>
          <table:table-cell table:style-name="ce6" office:value-type="percentage" office:value="0.13" calcext:value-type="percentage">
            <text:p>13,00 %</text:p>
          </table:table-cell>
          <table:table-cell table:style-name="ce6" office:value-type="percentage" office:value="0.01" calcext:value-type="percentage">
            <text:p>1,00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100000" calcext:value-type="currency">
            <text:p>100.000,00 €</text:p>
          </table:table-cell>
          <table:table-cell table:number-columns-repeated="10"/>
        </table:table-row>
      </table:table>
      <table:table table:name="Wartung" table:style-name="ta1"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[.$B$5]*([.B4]/[.$L$4])" office:value-type="currency" office:currency="EUR" office:value="331.521739130435" calcext:value-type="currency">
            <text:p>331,52 €</text:p>
          </table:table-cell>
          <table:table-cell table:style-name="ce5" table:formula="of:=[.$B$5]*([.C4]/[.$L$4])" office:value-type="currency" office:currency="EUR" office:value="2983.69565217391" calcext:value-type="currency">
            <text:p>2.983,70 €</text:p>
          </table:table-cell>
          <table:table-cell table:style-name="ce5" table:formula="of:=[.$B$5]*([.D4]/[.$L$4])" office:value-type="currency" office:currency="EUR" office:value="994.565217391304" calcext:value-type="currency">
            <text:p>994,57 €</text:p>
          </table:table-cell>
          <table:table-cell table:style-name="ce5" table:formula="of:=[.$B$5]*([.E4]/[.$L$4])" office:value-type="currency" office:currency="EUR" office:value="6630.4347826087" calcext:value-type="currency">
            <text:p>6.630,43 €</text:p>
          </table:table-cell>
          <table:table-cell table:style-name="ce5" table:formula="of:=[.$B$5]*([.F4]/[.$L$4])" office:value-type="currency" office:currency="EUR" office:value="7790.76086956522" calcext:value-type="currency">
            <text:p>7.790,76 €</text:p>
          </table:table-cell>
          <table:table-cell table:style-name="ce5" table:formula="of:=[.$B$5]*([.G4]/[.$L$4])" office:value-type="currency" office:currency="EUR" office:value="1989.13043478261" calcext:value-type="currency">
            <text:p>1.989,13 €</text:p>
          </table:table-cell>
          <table:table-cell table:style-name="ce5" table:formula="of:=[.$B$5]*([.H4]/[.$L$4])" office:value-type="currency" office:currency="EUR" office:value="994.565217391304" calcext:value-type="currency">
            <text:p>994,57 €</text:p>
          </table:table-cell>
          <table:table-cell table:style-name="ce5" table:formula="of:=[.$B$5]*([.I4]/[.$L$4])" office:value-type="currency" office:currency="EUR" office:value="2652.17391304348" calcext:value-type="currency">
            <text:p>2.652,17 €</text:p>
          </table:table-cell>
          <table:table-cell table:style-name="ce5" table:formula="of:=[.$B$5]*([.J4]/[.$L$4])" office:value-type="currency" office:currency="EUR" office:value="5470.10869565217" calcext:value-type="currency">
            <text:p>5.470,11 €</text:p>
          </table:table-cell>
          <table:table-cell table:style-name="ce5" table:formula="of:=[.$B$5]*([.K4]/[.$L$4])" office:value-type="currency" office:currency="EUR" office:value="663.04347826087" calcext:value-type="currency">
            <text:p>663,04 €</text:p>
          </table:table-cell>
          <table:table-cell table:style-name="ce1" table:formula="of:=SUM([.B2:.K2])" office:value-type="currency" office:currency="EUR" office:value="30500" calcext:value-type="currency">
            <text:p>30.5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2]/[.$B$5]" office:value-type="percentage" office:value="0.0108695652173913" calcext:value-type="percentage">
            <text:p>1,09 %</text:p>
          </table:table-cell>
          <table:table-cell table:style-name="ce6" table:formula="of:=[.C2]/[.$B$5]" office:value-type="percentage" office:value="0.0978260869565217" calcext:value-type="percentage">
            <text:p>9,78 %</text:p>
          </table:table-cell>
          <table:table-cell table:style-name="ce6" table:formula="of:=[.D2]/[.$B$5]" office:value-type="percentage" office:value="0.0326086956521739" calcext:value-type="percentage">
            <text:p>3,26 %</text:p>
          </table:table-cell>
          <table:table-cell table:style-name="ce6" table:formula="of:=[.E2]/[.$B$5]" office:value-type="percentage" office:value="0.217391304347826" calcext:value-type="percentage">
            <text:p>21,74 %</text:p>
          </table:table-cell>
          <table:table-cell table:style-name="ce6" table:formula="of:=[.F2]/[.$B$5]" office:value-type="percentage" office:value="0.255434782608696" calcext:value-type="percentage">
            <text:p>25,54 %</text:p>
          </table:table-cell>
          <table:table-cell table:style-name="ce6" table:formula="of:=[.G2]/[.$B$5]" office:value-type="percentage" office:value="0.0652173913043478" calcext:value-type="percentage">
            <text:p>6,52 %</text:p>
          </table:table-cell>
          <table:table-cell table:style-name="ce6" table:formula="of:=[.H2]/[.$B$5]" office:value-type="percentage" office:value="0.0326086956521739" calcext:value-type="percentage">
            <text:p>3,26 %</text:p>
          </table:table-cell>
          <table:table-cell table:style-name="ce6" table:formula="of:=[.I2]/[.$B$5]" office:value-type="percentage" office:value="0.0869565217391304" calcext:value-type="percentage">
            <text:p>8,70 %</text:p>
          </table:table-cell>
          <table:table-cell table:style-name="ce6" table:formula="of:=[.J2]/[.$B$5]" office:value-type="percentage" office:value="0.179347826086957" calcext:value-type="percentage">
            <text:p>17,93 %</text:p>
          </table:table-cell>
          <table:table-cell table:style-name="ce6" table:formula="of:=[.K2]/[.$B$5]" office:value-type="percentage" office:value="0.0217391304347826" calcext:value-type="percentage">
            <text:p>2,17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4:.K4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30500" calcext:value-type="currency">
            <text:p>30.500,00 €</text:p>
          </table:table-cell>
          <table:table-cell table:number-columns-repeated="10"/>
        </table:table-row>
      </table:table>
      <table:table table:name="SonstigeKosten" table:style-name="ta1">
        <table:table-column table:style-name="co23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Öffentliche Abgab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[.$B6]*[.B4]" office:value-type="currency" office:currency="EUR" office:value="108.695652173913" calcext:value-type="currency">
            <text:p>108,70 €</text:p>
          </table:table-cell>
          <table:table-cell table:style-name="ce5" table:formula="of:=[.$B6]*[.C4]" office:value-type="currency" office:currency="EUR" office:value="978.260869565218" calcext:value-type="currency">
            <text:p>978,26 €</text:p>
          </table:table-cell>
          <table:table-cell table:style-name="ce5" table:formula="of:=[.$B6]*[.D4]" office:value-type="currency" office:currency="EUR" office:value="326.086956521739" calcext:value-type="currency">
            <text:p>326,09 €</text:p>
          </table:table-cell>
          <table:table-cell table:style-name="ce5" table:formula="of:=[.$B6]*[.E4]" office:value-type="currency" office:currency="EUR" office:value="2173.91304347826" calcext:value-type="currency">
            <text:p>2.173,91 €</text:p>
          </table:table-cell>
          <table:table-cell table:style-name="ce5" table:formula="of:=[.$B6]*[.F4]" office:value-type="currency" office:currency="EUR" office:value="2554.34782608696" calcext:value-type="currency">
            <text:p>2.554,35 €</text:p>
          </table:table-cell>
          <table:table-cell table:style-name="ce5" table:formula="of:=[.$B6]*[.G4]" office:value-type="currency" office:currency="EUR" office:value="652.173913043478" calcext:value-type="currency">
            <text:p>652,17 €</text:p>
          </table:table-cell>
          <table:table-cell table:style-name="ce5" table:formula="of:=[.$B6]*[.H4]" office:value-type="currency" office:currency="EUR" office:value="326.086956521739" calcext:value-type="currency">
            <text:p>326,09 €</text:p>
          </table:table-cell>
          <table:table-cell table:style-name="ce5" table:formula="of:=[.$B6]*[.I4]" office:value-type="currency" office:currency="EUR" office:value="869.565217391304" calcext:value-type="currency">
            <text:p>869,57 €</text:p>
          </table:table-cell>
          <table:table-cell table:style-name="ce5" table:formula="of:=[.$B6]*[.J4]" office:value-type="currency" office:currency="EUR" office:value="1793.47826086957" calcext:value-type="currency">
            <text:p>1.793,48 €</text:p>
          </table:table-cell>
          <table:table-cell table:style-name="ce5" table:formula="of:=[.$B6]*[.K4]" office:value-type="currency" office:currency="EUR" office:value="217.391304347826" calcext:value-type="currency">
            <text:p>217,39 €</text:p>
          </table:table-cell>
          <table:table-cell table:style-name="ce1" table:formula="of:=SUM([.B3:.K3])" office:value-type="currency" office:currency="EUR" office:value="10000" calcext:value-type="currency">
            <text:p>1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5]/[.$L5]" office:value-type="percentage" office:value="0.0108695652173913" calcext:value-type="percentage">
            <text:p>1,09 %</text:p>
          </table:table-cell>
          <table:table-cell table:style-name="ce6" table:formula="of:=[.C5]/[.$L5]" office:value-type="percentage" office:value="0.0978260869565217" calcext:value-type="percentage">
            <text:p>9,78 %</text:p>
          </table:table-cell>
          <table:table-cell table:style-name="ce6" table:formula="of:=[.D5]/[.$L5]" office:value-type="percentage" office:value="0.0326086956521739" calcext:value-type="percentage">
            <text:p>3,26 %</text:p>
          </table:table-cell>
          <table:table-cell table:style-name="ce6" table:formula="of:=[.E5]/[.$L5]" office:value-type="percentage" office:value="0.217391304347826" calcext:value-type="percentage">
            <text:p>21,74 %</text:p>
          </table:table-cell>
          <table:table-cell table:style-name="ce6" table:formula="of:=[.F5]/[.$L5]" office:value-type="percentage" office:value="0.255434782608696" calcext:value-type="percentage">
            <text:p>25,54 %</text:p>
          </table:table-cell>
          <table:table-cell table:style-name="ce6" table:formula="of:=[.G5]/[.$L5]" office:value-type="percentage" office:value="0.0652173913043478" calcext:value-type="percentage">
            <text:p>6,52 %</text:p>
          </table:table-cell>
          <table:table-cell table:style-name="ce6" table:formula="of:=[.H5]/[.$L5]" office:value-type="percentage" office:value="0.0326086956521739" calcext:value-type="percentage">
            <text:p>3,26 %</text:p>
          </table:table-cell>
          <table:table-cell table:style-name="ce6" table:formula="of:=[.I5]/[.$L5]" office:value-type="percentage" office:value="0.0869565217391304" calcext:value-type="percentage">
            <text:p>8,70 %</text:p>
          </table:table-cell>
          <table:table-cell table:style-name="ce6" table:formula="of:=[.J5]/[.$L5]" office:value-type="percentage" office:value="0.179347826086957" calcext:value-type="percentage">
            <text:p>17,93 %</text:p>
          </table:table-cell>
          <table:table-cell table:style-name="ce6" table:formula="of:=[.K5]/[.$L5]" office:value-type="percentage" office:value="0.0217391304347826" calcext:value-type="percentage">
            <text:p>2,17 %</text:p>
          </table:table-cell>
          <table:table-cell table:style-name="ce6" table:formula="of:=SUM([.B4:.K4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5:.K5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10000" calcext:value-type="currency">
            <text:p>10.0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utachterhono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[.$B12]*[.B11]" office:value-type="currency" office:currency="EUR" office:value="0" calcext:value-type="currency">
            <text:p>0,00 €</text:p>
          </table:table-cell>
          <table:table-cell table:style-name="ce5" table:formula="of:=[.$B12]*[.C11]" office:value-type="currency" office:currency="EUR" office:value="0" calcext:value-type="currency">
            <text:p>0,00 €</text:p>
          </table:table-cell>
          <table:table-cell table:style-name="ce5" table:formula="of:=[.$B12]*[.D11]" office:value-type="currency" office:currency="EUR" office:value="0" calcext:value-type="currency">
            <text:p>0,00 €</text:p>
          </table:table-cell>
          <table:table-cell table:style-name="ce5" table:formula="of:=[.$B12]*[.E11]" office:value-type="currency" office:currency="EUR" office:value="0" calcext:value-type="currency">
            <text:p>0,00 €</text:p>
          </table:table-cell>
          <table:table-cell table:style-name="ce5" table:formula="of:=[.$B12]*[.F11]" office:value-type="currency" office:currency="EUR" office:value="0" calcext:value-type="currency">
            <text:p>0,00 €</text:p>
          </table:table-cell>
          <table:table-cell table:style-name="ce5" table:formula="of:=[.$B12]*[.G11]" office:value-type="currency" office:currency="EUR" office:value="0" calcext:value-type="currency">
            <text:p>0,00 €</text:p>
          </table:table-cell>
          <table:table-cell table:style-name="ce5" table:formula="of:=[.$B12]*[.H11]" office:value-type="currency" office:currency="EUR" office:value="0" calcext:value-type="currency">
            <text:p>0,00 €</text:p>
          </table:table-cell>
          <table:table-cell table:style-name="ce5" office:value-type="currency" office:currency="EUR" office:value="70000" calcext:value-type="currency">
            <text:p>70.000,00 €</text:p>
          </table:table-cell>
          <table:table-cell table:style-name="ce5" office:value-type="currency" office:currency="EUR" office:value="90000" calcext:value-type="currency">
            <text:p>90.000,00 €</text:p>
          </table:table-cell>
          <table:table-cell table:style-name="ce5" office:value-type="currency" office:currency="EUR" office:value="40000" calcext:value-type="currency">
            <text:p>40.000,00 €</text:p>
          </table:table-cell>
          <table:table-cell table:style-name="ce1" table:formula="of:=SUM([.B10:.K10])" office:value-type="currency" office:currency="EUR" office:value="200000" calcext:value-type="currency">
            <text:p>20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number-columns-repeated="7" table:style-name="ce6" office:value-type="percentage" office:value="0" calcext:value-type="percentage">
            <text:p>0,00 %</text:p>
          </table:table-cell>
          <table:table-cell table:style-name="ce6" table:formula="of:=[.I10]/[.$B12]" office:value-type="percentage" office:value="0.35" calcext:value-type="percentage">
            <text:p>35,00 %</text:p>
          </table:table-cell>
          <table:table-cell table:style-name="ce6" table:formula="of:=[.J10]/[.$B12]" office:value-type="percentage" office:value="0.45" calcext:value-type="percentage">
            <text:p>45,00 %</text:p>
          </table:table-cell>
          <table:table-cell table:style-name="ce6" table:formula="of:=[.K10]/[.$B12]" office:value-type="percentage" office:value="0.2" calcext:value-type="percentage">
            <text:p>20,00 %</text:p>
          </table:table-cell>
          <table:table-cell table:style-name="ce6" table:formula="of:=SUM([.B11:.K11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200000" calcext:value-type="currency">
            <text:p>200.0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isekos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style-name="ce5" office:value-type="currency" office:currency="EUR" office:value="5500" calcext:value-type="currency">
            <text:p>5.500,00 €</text:p>
          </table:table-cell>
          <table:table-cell table:style-name="ce5" office:value-type="currency" office:currency="EUR" office:value="3500" calcext:value-type="currency">
            <text:p>3.500,00 €</text:p>
          </table:table-cell>
          <table:table-cell table:style-name="ce5" office:value-type="currency" office:currency="EUR" office:value="1500" calcext:value-type="currency">
            <text:p>1.500,00 €</text:p>
          </table:table-cell>
          <table:table-cell table:number-columns-repeated="2" table:style-name="ce5" office:value-type="currency" office:currency="EUR" office:value="2500" calcext:value-type="currency">
            <text:p>2.500,00 €</text:p>
          </table:table-cell>
          <table:table-cell table:style-name="ce5" office:value-type="currency" office:currency="EUR" office:value="2000" calcext:value-type="currency">
            <text:p>2.000,00 €</text:p>
          </table:table-cell>
          <table:table-cell table:style-name="ce5" office:value-type="currency" office:currency="EUR" office:value="4000" calcext:value-type="currency">
            <text:p>4.000,00 €</text:p>
          </table:table-cell>
          <table:table-cell table:style-name="ce5" office:value-type="currency" office:currency="EUR" office:value="7000" calcext:value-type="currency">
            <text:p>7.000,00 €</text:p>
          </table:table-cell>
          <table:table-cell table:style-name="ce5" office:value-type="currency" office:currency="EUR" office:value="2000" calcext:value-type="currency">
            <text:p>2.000,00 €</text:p>
          </table:table-cell>
          <table:table-cell table:style-name="ce1" table:formula="of:=SUM([.B16:.K16])" office:value-type="currency" office:currency="EUR" office:value="30500" calcext:value-type="currency">
            <text:p>30.5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16]/[.$B18]" office:value-type="percentage" office:value="0" calcext:value-type="percentage">
            <text:p>0,00 %</text:p>
          </table:table-cell>
          <table:table-cell table:style-name="ce6" table:formula="of:=[.C16]/[.$B18]" office:value-type="percentage" office:value="0.180327868852459" calcext:value-type="percentage">
            <text:p>18,03 %</text:p>
          </table:table-cell>
          <table:table-cell table:style-name="ce6" table:formula="of:=[.D16]/[.$B18]" office:value-type="percentage" office:value="0.114754098360656" calcext:value-type="percentage">
            <text:p>11,48 %</text:p>
          </table:table-cell>
          <table:table-cell table:style-name="ce6" table:formula="of:=[.E16]/[.$B18]" office:value-type="percentage" office:value="0.0491803278688525" calcext:value-type="percentage">
            <text:p>4,92 %</text:p>
          </table:table-cell>
          <table:table-cell table:style-name="ce6" table:formula="of:=[.F16]/[.$B18]" office:value-type="percentage" office:value="0.0819672131147541" calcext:value-type="percentage">
            <text:p>8,20 %</text:p>
          </table:table-cell>
          <table:table-cell table:style-name="ce6" table:formula="of:=[.G16]/[.$B18]" office:value-type="percentage" office:value="0.0819672131147541" calcext:value-type="percentage">
            <text:p>8,20 %</text:p>
          </table:table-cell>
          <table:table-cell table:style-name="ce6" table:formula="of:=[.H16]/[.$B18]" office:value-type="percentage" office:value="0.0655737704918033" calcext:value-type="percentage">
            <text:p>6,56 %</text:p>
          </table:table-cell>
          <table:table-cell table:style-name="ce6" table:formula="of:=[.I16]/[.$B18]" office:value-type="percentage" office:value="0.131147540983607" calcext:value-type="percentage">
            <text:p>13,11 %</text:p>
          </table:table-cell>
          <table:table-cell table:style-name="ce6" table:formula="of:=[.J16]/[.$B18]" office:value-type="percentage" office:value="0.229508196721311" calcext:value-type="percentage">
            <text:p>22,95 %</text:p>
          </table:table-cell>
          <table:table-cell table:style-name="ce6" table:formula="of:=[.K16]/[.$B18]" office:value-type="percentage" office:value="0.0655737704918033" calcext:value-type="percentage">
            <text:p>6,56 %</text:p>
          </table:table-cell>
          <table:table-cell table:style-name="ce6" table:formula="of:=SUM([.B17:.K17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30500" calcext:value-type="currency">
            <text:p>30.5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MME</text:p>
          </table:table-cell>
          <table:table-cell table:style-name="ce5" table:formula="of:=[.B16]+[.B10]+[.B3]" office:value-type="currency" office:currency="EUR" office:value="108.695652173913" calcext:value-type="currency">
            <text:p>108,70 €</text:p>
          </table:table-cell>
          <table:table-cell table:style-name="ce5" table:formula="of:=[.C16]+[.C10]+[.C3]" office:value-type="currency" office:currency="EUR" office:value="6478.26086956522" calcext:value-type="currency">
            <text:p>6.478,26 €</text:p>
          </table:table-cell>
          <table:table-cell table:style-name="ce5" table:formula="of:=[.D16]+[.D10]+[.D3]" office:value-type="currency" office:currency="EUR" office:value="3826.08695652174" calcext:value-type="currency">
            <text:p>3.826,09 €</text:p>
          </table:table-cell>
          <table:table-cell table:style-name="ce5" table:formula="of:=[.E16]+[.E10]+[.E3]" office:value-type="currency" office:currency="EUR" office:value="3673.91304347826" calcext:value-type="currency">
            <text:p>3.673,91 €</text:p>
          </table:table-cell>
          <table:table-cell table:style-name="ce5" table:formula="of:=[.F16]+[.F10]+[.F3]" office:value-type="currency" office:currency="EUR" office:value="5054.34782608696" calcext:value-type="currency">
            <text:p>5.054,35 €</text:p>
          </table:table-cell>
          <table:table-cell table:style-name="ce5" table:formula="of:=[.G16]+[.G10]+[.G3]" office:value-type="currency" office:currency="EUR" office:value="3152.17391304348" calcext:value-type="currency">
            <text:p>3.152,17 €</text:p>
          </table:table-cell>
          <table:table-cell table:style-name="ce5" table:formula="of:=[.H16]+[.H10]+[.H3]" office:value-type="currency" office:currency="EUR" office:value="2326.08695652174" calcext:value-type="currency">
            <text:p>2.326,09 €</text:p>
          </table:table-cell>
          <table:table-cell table:style-name="ce5" table:formula="of:=[.I16]+[.I10]+[.I3]" office:value-type="currency" office:currency="EUR" office:value="74869.5652173913" calcext:value-type="currency">
            <text:p>74.869,57 €</text:p>
          </table:table-cell>
          <table:table-cell table:style-name="ce5" table:formula="of:=[.J16]+[.J10]+[.J3]" office:value-type="currency" office:currency="EUR" office:value="98793.4782608696" calcext:value-type="currency">
            <text:p>98.793,48 €</text:p>
          </table:table-cell>
          <table:table-cell table:style-name="ce5" table:formula="of:=[.K16]+[.K10]+[.K3]" office:value-type="currency" office:currency="EUR" office:value="42217.3913043478" calcext:value-type="currency">
            <text:p>42.217,39 €</text:p>
          </table:table-cell>
          <table:table-cell/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5" table:formula="of:=[.B6]+[.B12]+[.B18]" office:value-type="currency" office:currency="EUR" office:value="240500" calcext:value-type="currency">
            <text:p>240.500,00 €</text:p>
          </table:table-cell>
          <table:table-cell table:number-columns-repeated="10"/>
        </table:table-row>
      </table:table>
      <table:table table:name="Betriebsmittelnutzung" table:style-name="ta1">
        <table:table-column table:style-name="co25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ebäudenu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[.B5]*[.$B6]" office:value-type="currency" office:currency="EUR" office:value="1440" calcext:value-type="currency">
            <text:p>1.440,00 €</text:p>
          </table:table-cell>
          <table:table-cell table:style-name="ce5" table:formula="of:=[.C5]*[.$B6]" office:value-type="currency" office:currency="EUR" office:value="12960" calcext:value-type="currency">
            <text:p>12.960,00 €</text:p>
          </table:table-cell>
          <table:table-cell table:style-name="ce5" table:formula="of:=[.D5]*[.$B6]" office:value-type="currency" office:currency="EUR" office:value="4320" calcext:value-type="currency">
            <text:p>4.320,00 €</text:p>
          </table:table-cell>
          <table:table-cell table:style-name="ce5" table:formula="of:=[.E5]*[.$B6]" office:value-type="currency" office:currency="EUR" office:value="28800" calcext:value-type="currency">
            <text:p>28.800,00 €</text:p>
          </table:table-cell>
          <table:table-cell table:style-name="ce5" table:formula="of:=[.F5]*[.$B6]" office:value-type="currency" office:currency="EUR" office:value="33840" calcext:value-type="currency">
            <text:p>33.840,00 €</text:p>
          </table:table-cell>
          <table:table-cell table:style-name="ce5" table:formula="of:=[.G5]*[.$B6]" office:value-type="currency" office:currency="EUR" office:value="8640" calcext:value-type="currency">
            <text:p>8.640,00 €</text:p>
          </table:table-cell>
          <table:table-cell table:style-name="ce5" table:formula="of:=[.H5]*[.$B6]" office:value-type="currency" office:currency="EUR" office:value="4320" calcext:value-type="currency">
            <text:p>4.320,00 €</text:p>
          </table:table-cell>
          <table:table-cell table:style-name="ce5" table:formula="of:=[.I5]*[.$B6]" office:value-type="currency" office:currency="EUR" office:value="11520" calcext:value-type="currency">
            <text:p>11.520,00 €</text:p>
          </table:table-cell>
          <table:table-cell table:style-name="ce5" table:formula="of:=[.J5]*[.$B6]" office:value-type="currency" office:currency="EUR" office:value="23760" calcext:value-type="currency">
            <text:p>23.760,00 €</text:p>
          </table:table-cell>
          <table:table-cell table:style-name="ce5" table:formula="of:=[.K5]*[.$B6]" office:value-type="currency" office:currency="EUR" office:value="2880" calcext:value-type="currency">
            <text:p>2.880,00 €</text:p>
          </table:table-cell>
          <table:table-cell table:style-name="ce5" table:formula="of:=SUM([.B3:.K3])" office:value-type="currency" office:currency="EUR" office:value="132480" calcext:value-type="currency">
            <text:p>132.48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5]/[.$L$5]" office:value-type="percentage" office:value="0.0108695652173913" calcext:value-type="percentage">
            <text:p>1,09 %</text:p>
          </table:table-cell>
          <table:table-cell table:style-name="ce6" table:formula="of:=[.C5]/[.$L$5]" office:value-type="percentage" office:value="0.0978260869565217" calcext:value-type="percentage">
            <text:p>9,78 %</text:p>
          </table:table-cell>
          <table:table-cell table:style-name="ce6" table:formula="of:=[.D5]/[.$L$5]" office:value-type="percentage" office:value="0.0326086956521739" calcext:value-type="percentage">
            <text:p>3,26 %</text:p>
          </table:table-cell>
          <table:table-cell table:style-name="ce6" table:formula="of:=[.E5]/[.$L$5]" office:value-type="percentage" office:value="0.217391304347826" calcext:value-type="percentage">
            <text:p>21,74 %</text:p>
          </table:table-cell>
          <table:table-cell table:style-name="ce6" table:formula="of:=[.F5]/[.$L$5]" office:value-type="percentage" office:value="0.255434782608696" calcext:value-type="percentage">
            <text:p>25,54 %</text:p>
          </table:table-cell>
          <table:table-cell table:style-name="ce6" table:formula="of:=[.G5]/[.$L$5]" office:value-type="percentage" office:value="0.0652173913043478" calcext:value-type="percentage">
            <text:p>6,52 %</text:p>
          </table:table-cell>
          <table:table-cell table:style-name="ce6" table:formula="of:=[.H5]/[.$L$5]" office:value-type="percentage" office:value="0.0326086956521739" calcext:value-type="percentage">
            <text:p>3,26 %</text:p>
          </table:table-cell>
          <table:table-cell table:style-name="ce6" table:formula="of:=[.I5]/[.$L$5]" office:value-type="percentage" office:value="0.0869565217391304" calcext:value-type="percentage">
            <text:p>8,70 %</text:p>
          </table:table-cell>
          <table:table-cell table:style-name="ce6" table:formula="of:=[.J5]/[.$L$5]" office:value-type="percentage" office:value="0.179347826086957" calcext:value-type="percentage">
            <text:p>17,93 %</text:p>
          </table:table-cell>
          <table:table-cell table:style-name="ce6" table:formula="of:=[.K5]/[.$L$5]" office:value-type="percentage" office:value="0.0217391304347826" calcext:value-type="percentage">
            <text:p>2,17 %</text:p>
          </table:table-cell>
          <table:table-cell table:style-name="ce6" table:formula="of:=SUM([.B4:.K4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5:.K5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Kosten pro m²</text:p>
          </table:table-cell>
          <table:table-cell table:style-name="ce5" table:formula="of:=12*12" office:value-type="currency" office:currency="EUR" office:value="144" calcext:value-type="currency">
            <text:p>144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usstattungsnu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5" table:formula="of:=[.$B13]*[.B11]" office:value-type="currency" office:currency="EUR" office:value="652.173913043478" calcext:value-type="currency">
            <text:p>652,17 €</text:p>
          </table:table-cell>
          <table:table-cell table:style-name="ce5" table:formula="of:=[.$B13]*[.C11]" office:value-type="currency" office:currency="EUR" office:value="5869.5652173913" calcext:value-type="currency">
            <text:p>5.869,57 €</text:p>
          </table:table-cell>
          <table:table-cell table:style-name="ce5" table:formula="of:=[.$B13]*[.D11]" office:value-type="currency" office:currency="EUR" office:value="1956.52173913043" calcext:value-type="currency">
            <text:p>1.956,52 €</text:p>
          </table:table-cell>
          <table:table-cell table:style-name="ce5" table:formula="of:=[.$B13]*[.E11]" office:value-type="currency" office:currency="EUR" office:value="13043.4782608696" calcext:value-type="currency">
            <text:p>13.043,48 €</text:p>
          </table:table-cell>
          <table:table-cell table:style-name="ce5" table:formula="of:=[.$B13]*[.F11]" office:value-type="currency" office:currency="EUR" office:value="15326.0869565217" calcext:value-type="currency">
            <text:p>15.326,09 €</text:p>
          </table:table-cell>
          <table:table-cell table:style-name="ce5" table:formula="of:=[.$B13]*[.G11]" office:value-type="currency" office:currency="EUR" office:value="3913.04347826087" calcext:value-type="currency">
            <text:p>3.913,04 €</text:p>
          </table:table-cell>
          <table:table-cell table:style-name="ce5" table:formula="of:=[.$B13]*[.H11]" office:value-type="currency" office:currency="EUR" office:value="1956.52173913043" calcext:value-type="currency">
            <text:p>1.956,52 €</text:p>
          </table:table-cell>
          <table:table-cell table:style-name="ce5" table:formula="of:=[.$B13]*[.I11]" office:value-type="currency" office:currency="EUR" office:value="5217.39130434783" calcext:value-type="currency">
            <text:p>5.217,39 €</text:p>
          </table:table-cell>
          <table:table-cell table:style-name="ce5" table:formula="of:=[.$B13]*[.J11]" office:value-type="currency" office:currency="EUR" office:value="10760.8695652174" calcext:value-type="currency">
            <text:p>10.760,87 €</text:p>
          </table:table-cell>
          <table:table-cell table:style-name="ce5" table:formula="of:=[.$B13]*[.K11]" office:value-type="currency" office:currency="EUR" office:value="1304.34782608696" calcext:value-type="currency">
            <text:p>1.304,35 €</text:p>
          </table:table-cell>
          <table:table-cell table:style-name="ce5" table:formula="of:=SUM([.B10:.K10])" office:value-type="currency" office:currency="EUR" office:value="60000" calcext:value-type="currency">
            <text:p>6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12]/[.$L$5]" office:value-type="percentage" office:value="0.0108695652173913" calcext:value-type="percentage">
            <text:p>1,09 %</text:p>
          </table:table-cell>
          <table:table-cell table:style-name="ce6" table:formula="of:=[.C12]/[.$L$5]" office:value-type="percentage" office:value="0.0978260869565217" calcext:value-type="percentage">
            <text:p>9,78 %</text:p>
          </table:table-cell>
          <table:table-cell table:style-name="ce6" table:formula="of:=[.D12]/[.$L$5]" office:value-type="percentage" office:value="0.0326086956521739" calcext:value-type="percentage">
            <text:p>3,26 %</text:p>
          </table:table-cell>
          <table:table-cell table:style-name="ce6" table:formula="of:=[.E12]/[.$L$5]" office:value-type="percentage" office:value="0.217391304347826" calcext:value-type="percentage">
            <text:p>21,74 %</text:p>
          </table:table-cell>
          <table:table-cell table:style-name="ce6" table:formula="of:=[.F12]/[.$L$5]" office:value-type="percentage" office:value="0.255434782608696" calcext:value-type="percentage">
            <text:p>25,54 %</text:p>
          </table:table-cell>
          <table:table-cell table:style-name="ce6" table:formula="of:=[.G12]/[.$L$5]" office:value-type="percentage" office:value="0.0652173913043478" calcext:value-type="percentage">
            <text:p>6,52 %</text:p>
          </table:table-cell>
          <table:table-cell table:style-name="ce6" table:formula="of:=[.H12]/[.$L$5]" office:value-type="percentage" office:value="0.0326086956521739" calcext:value-type="percentage">
            <text:p>3,26 %</text:p>
          </table:table-cell>
          <table:table-cell table:style-name="ce6" table:formula="of:=[.I12]/[.$L$5]" office:value-type="percentage" office:value="0.0869565217391304" calcext:value-type="percentage">
            <text:p>8,70 %</text:p>
          </table:table-cell>
          <table:table-cell table:style-name="ce6" table:formula="of:=[.J12]/[.$L$5]" office:value-type="percentage" office:value="0.179347826086957" calcext:value-type="percentage">
            <text:p>17,93 %</text:p>
          </table:table-cell>
          <table:table-cell table:style-name="ce6" table:formula="of:=[.K12]/[.$L$5]" office:value-type="percentage" office:value="0.0217391304347826" calcext:value-type="percentage">
            <text:p>2,17 %</text:p>
          </table:table-cell>
          <table:table-cell table:style-name="ce6" table:formula="of:=SUM([.B11:.K11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12:.K12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kosten</text:p>
          </table:table-cell>
          <table:table-cell table:style-name="ce1" office:value-type="currency" office:currency="EUR" office:value="60000" calcext:value-type="currency">
            <text:p>60.0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MME</text:p>
          </table:table-cell>
          <table:table-cell table:style-name="ce5" table:formula="of:=[.B10]+[.B3]" office:value-type="currency" office:currency="EUR" office:value="2092.17391304348" calcext:value-type="currency">
            <text:p>2.092,17 €</text:p>
          </table:table-cell>
          <table:table-cell table:style-name="ce5" table:formula="of:=[.C10]+[.C3]" office:value-type="currency" office:currency="EUR" office:value="18829.5652173913" calcext:value-type="currency">
            <text:p>18.829,57 €</text:p>
          </table:table-cell>
          <table:table-cell table:style-name="ce5" table:formula="of:=[.D10]+[.D3]" office:value-type="currency" office:currency="EUR" office:value="6276.52173913044" calcext:value-type="currency">
            <text:p>6.276,52 €</text:p>
          </table:table-cell>
          <table:table-cell table:style-name="ce5" table:formula="of:=[.E10]+[.E3]" office:value-type="currency" office:currency="EUR" office:value="41843.4782608696" calcext:value-type="currency">
            <text:p>41.843,48 €</text:p>
          </table:table-cell>
          <table:table-cell table:style-name="ce5" table:formula="of:=[.F10]+[.F3]" office:value-type="currency" office:currency="EUR" office:value="49166.0869565217" calcext:value-type="currency">
            <text:p>49.166,09 €</text:p>
          </table:table-cell>
          <table:table-cell table:style-name="ce5" table:formula="of:=[.G10]+[.G3]" office:value-type="currency" office:currency="EUR" office:value="12553.0434782609" calcext:value-type="currency">
            <text:p>12.553,04 €</text:p>
          </table:table-cell>
          <table:table-cell table:style-name="ce5" table:formula="of:=[.H10]+[.H3]" office:value-type="currency" office:currency="EUR" office:value="6276.52173913044" calcext:value-type="currency">
            <text:p>6.276,52 €</text:p>
          </table:table-cell>
          <table:table-cell table:style-name="ce5" table:formula="of:=[.I10]+[.I3]" office:value-type="currency" office:currency="EUR" office:value="16737.3913043478" calcext:value-type="currency">
            <text:p>16.737,39 €</text:p>
          </table:table-cell>
          <table:table-cell table:style-name="ce5" table:formula="of:=[.J10]+[.J3]" office:value-type="currency" office:currency="EUR" office:value="34520.8695652174" calcext:value-type="currency">
            <text:p>34.520,87 €</text:p>
          </table:table-cell>
          <table:table-cell table:style-name="ce5" table:formula="of:=[.K10]+[.K3]" office:value-type="currency" office:currency="EUR" office:value="4184.34782608696" calcext:value-type="currency">
            <text:p>4.184,35 €</text:p>
          </table:table-cell>
          <table:table-cell/>
        </table:table-row>
        <table:table-row table:style-name="ro1">
          <table:table-cell office:value-type="string" calcext:value-type="string">
            <text:p>Gesamtkosten</text:p>
          </table:table-cell>
          <table:table-cell table:style-name="ce5" table:formula="of:=[.L10]+[.L3]" office:value-type="currency" office:currency="EUR" office:value="192480" calcext:value-type="currency">
            <text:p>192.480,00 €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23:50:46.8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2:03:10.939000000</meta:creation-date>
    <dc:date>2022-02-28T12:30:33.612000000</dc:date>
    <meta:editing-duration>PT13H23M1S</meta:editing-duration>
    <meta:editing-cycles>35</meta:editing-cycles>
    <meta:generator>LibreOffice/6.2.4.2$Windows_X86_64 LibreOffice_project/2412653d852ce75f65fbfa83fb7e7b669a126d64</meta:generator>
    <meta:document-statistic meta:table-count="9" meta:cell-count="1055" meta:object-count="0"/>
  </office:meta>
</office:document-meta>
</file>